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Tlwg Typo" svg:font-family="'Tlwg Typo'" style:font-pitch="fixed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left="0.476cm" fo:margin-right="0cm" fo:margin-top="0.058cm" fo:margin-bottom="0cm" loext:contextual-spacing="false" fo:text-indent="0cm" style:auto-text-indent="false">
        <style:tab-stops/>
      </style:paragraph-properties>
    </style:style>
    <style:style style:name="P2" style:family="paragraph" style:parent-style-name="Textkörper">
      <style:paragraph-properties fo:margin-left="13.07cm" fo:margin-right="0.178cm" fo:text-align="end" style:justify-single-word="false" fo:text-indent="0.282cm" style:auto-text-indent="false">
        <style:tab-stops/>
      </style:paragraph-properties>
    </style:style>
    <style:style style:name="P3" style:family="paragraph" style:parent-style-name="Textkörper">
      <style:paragraph-properties fo:margin-top="0.06cm" fo:margin-bottom="0cm" loext:contextual-spacing="false"/>
    </style:style>
    <style:style style:name="P4" style:family="paragraph" style:parent-style-name="Textkörper">
      <style:paragraph-properties fo:margin-left="0cm" fo:margin-right="0.409cm" fo:text-indent="1.252cm" style:auto-text-indent="false"/>
    </style:style>
    <style:style style:name="P5" style:family="paragraph" style:parent-style-name="Textkörper">
      <style:paragraph-properties fo:margin-left="1.455cm" fo:margin-right="0.478cm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0.205cm" fo:margin-right="0cm" fo:text-indent="0cm" style:auto-text-indent="false">
        <style:tab-stops/>
      </style:paragraph-properties>
    </style:style>
    <style:style style:name="P7" style:family="paragraph" style:parent-style-name="Textkörper">
      <style:paragraph-properties fo:margin-left="1.457cm" fo:margin-right="0cm" fo:text-indent="0cm" style:auto-text-indent="false">
        <style:tab-stops/>
      </style:paragraph-properties>
    </style:style>
    <style:style style:name="P8" style:family="paragraph" style:parent-style-name="Textkörper">
      <style:paragraph-properties fo:margin-left="1.457cm" fo:margin-right="0cm" fo:text-indent="0cm" style:auto-text-indent="false">
        <style:tab-stops/>
      </style:paragraph-properties>
      <style:text-properties style:font-name="Liberation Serif" fo:font-size="14pt" fo:language="pl" fo:country="PL" style:font-name-asian="Liberation Serif" style:font-size-asian="14pt" style:font-name-complex="Liberation Serif" style:font-size-complex="14pt"/>
    </style:style>
    <style:style style:name="P9" style:family="paragraph" style:parent-style-name="Textkörper">
      <style:paragraph-properties fo:margin-left="0.203cm" fo:margin-right="0.178cm" fo:line-height="116%" fo:text-indent="1.252cm" style:auto-text-indent="false">
        <style:tab-stops/>
      </style:paragraph-properties>
    </style:style>
    <style:style style:name="P10" style:family="paragraph" style:parent-style-name="Textkörper">
      <style:paragraph-properties fo:margin-left="1.455cm" fo:margin-right="0cm" fo:text-indent="0cm" style:auto-text-indent="false">
        <style:tab-stops/>
      </style:paragraph-properties>
    </style:style>
    <style:style style:name="P11" style:family="paragraph" style:parent-style-name="Textkörper">
      <style:paragraph-properties fo:margin-left="0cm" fo:margin-right="0.143cm" fo:text-indent="1.252cm" style:auto-text-indent="false"/>
    </style:style>
    <style:style style:name="P12" style:family="paragraph" style:parent-style-name="Standard">
      <style:text-properties style:font-name="Times New Roman" fo:font-size="10pt" fo:language="pl" fo:country="PL" style:font-name-asian="Times New Roman" style:font-size-asian="10pt" style:font-name-complex="Times New Roman" style:font-size-complex="10pt"/>
    </style:style>
    <style:style style:name="P13" style:family="paragraph" style:parent-style-name="Standard">
      <style:text-properties style:font-name="Liberation Serif" fo:font-size="26pt" fo:language="pl" fo:country="PL" fo:font-weight="bold" style:font-name-asian="Liberation Serif" style:font-size-asian="26pt" style:font-weight-asian="bold" style:font-name-complex="Liberation Serif" style:font-size-complex="26pt" style:font-weight-complex="bold"/>
    </style:style>
    <style:style style:name="P14" style:family="paragraph" style:parent-style-name="Standard">
      <style:text-properties style:font-name="Liberation Serif" fo:font-size="28pt" fo:language="pl" fo:country="PL" fo:font-weight="bold" style:font-name-asian="Liberation Serif" style:font-size-asian="28pt" style:font-weight-asian="bold" style:font-name-complex="Liberation Serif" style:font-size-complex="28pt" style:font-weight-complex="bold"/>
    </style:style>
    <style:style style:name="P15" style:family="paragraph" style:parent-style-name="Standard">
      <style:text-properties style:font-name="Liberation Serif" fo:font-size="14pt" fo:language="pl" fo:country="PL" style:font-name-asian="Liberation Serif" style:font-size-asian="14pt" style:font-name-complex="Liberation Serif" style:font-size-complex="14pt"/>
    </style:style>
    <style:style style:name="P16" style:family="paragraph" style:parent-style-name="Standard">
      <style:text-properties style:font-name="Liberation Serif" fo:font-size="10.5pt" fo:language="pl" fo:country="PL" style:font-name-asian="Liberation Serif" style:font-size-asian="10.5pt" style:font-name-complex="Liberation Serif" style:font-size-complex="10.5pt"/>
    </style:style>
    <style:style style:name="P17" style:family="paragraph" style:parent-style-name="Standard">
      <style:text-properties style:font-name="Liberation Serif" fo:font-size="12pt" fo:language="pl" fo:country="PL" style:font-name-asian="Liberation Serif" style:font-size-asian="12pt" style:font-name-complex="Liberation Serif" style:font-size-complex="12pt"/>
    </style:style>
    <style:style style:name="P18" style:family="paragraph" style:parent-style-name="Standard">
      <style:text-properties style:font-name="Liberation Serif" fo:font-size="12pt" fo:language="pl" fo:country="PL" officeooo:rsid="00191c2a" officeooo:paragraph-rsid="00191c2a" style:font-name-asian="Liberation Serif" style:font-size-asian="12pt" style:font-name-complex="Liberation Serif" style:font-size-complex="12pt"/>
    </style:style>
    <style:style style:name="P19" style:family="paragraph" style:parent-style-name="Standard">
      <style:text-properties style:font-name="Liberation Serif" fo:font-size="12pt" fo:language="pl" fo:country="PL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P20" style:family="paragraph" style:parent-style-name="Standard">
      <style:text-properties style:font-name="Tlwg Typo" fo:font-size="12pt" fo:language="pl" fo:country="PL" officeooo:rsid="00191c2a" officeooo:paragraph-rsid="00191c2a" style:font-name-asian="Liberation Serif" style:font-size-asian="12pt" style:font-name-complex="Liberation Serif" style:font-size-complex="12pt"/>
    </style:style>
    <style:style style:name="P21" style:family="paragraph" style:parent-style-name="Standard">
      <style:paragraph-properties fo:margin-top="0.014cm" fo:margin-bottom="0cm" loext:contextual-spacing="false"/>
      <style:text-properties style:font-name="Times New Roman" fo:font-size="8pt" fo:language="pl" fo:country="PL" style:font-name-asian="Times New Roman" style:font-size-asian="8pt" style:font-name-complex="Times New Roman" style:font-size-complex="8pt"/>
    </style:style>
    <style:style style:name="P22" style:family="paragraph" style:parent-style-name="Standard">
      <style:paragraph-properties fo:margin-top="0.014cm" fo:margin-bottom="0cm" loext:contextual-spacing="false"/>
      <style:text-properties style:font-name="Liberation Serif" fo:font-size="14pt" fo:language="pl" fo:country="PL" style:font-name-asian="Liberation Serif" style:font-size-asian="14pt" style:font-name-complex="Liberation Serif" style:font-size-complex="14pt"/>
    </style:style>
    <style:style style:name="P23" style:family="paragraph" style:parent-style-name="Standard">
      <style:paragraph-properties fo:margin-top="0.019cm" fo:margin-bottom="0cm" loext:contextual-spacing="false"/>
      <style:text-properties style:font-name="Liberation Serif" fo:font-size="11.5pt" fo:language="pl" fo:country="PL" fo:font-weight="bold" style:font-name-asian="Liberation Serif" style:font-size-asian="11.5pt" style:font-weight-asian="bold" style:font-name-complex="Liberation Serif" style:font-size-complex="11.5pt" style:font-weight-complex="bold"/>
    </style:style>
    <style:style style:name="P24" style:family="paragraph" style:parent-style-name="Standard">
      <style:paragraph-properties fo:margin-top="0.019cm" fo:margin-bottom="0cm" loext:contextual-spacing="false"/>
      <style:text-properties style:font-name="Liberation Serif" fo:font-size="11.5pt" fo:language="pl" fo:country="PL" style:font-name-asian="Liberation Serif" style:font-size-asian="11.5pt" style:font-name-complex="Liberation Serif" style:font-size-complex="11.5pt"/>
    </style:style>
    <style:style style:name="P25" style:family="paragraph" style:parent-style-name="Standard">
      <style:paragraph-properties fo:margin-top="0.019cm" fo:margin-bottom="0cm" loext:contextual-spacing="false"/>
      <style:text-properties style:font-name="Liberation Serif" fo:font-size="13pt" fo:language="pl" fo:country="PL" style:font-name-asian="Liberation Serif" style:font-size-asian="13pt" style:font-name-complex="Liberation Serif" style:font-size-complex="13pt"/>
    </style:style>
    <style:style style:name="P26" style:family="paragraph" style:parent-style-name="Standard">
      <style:paragraph-properties fo:margin-top="0.019cm" fo:margin-bottom="0cm" loext:contextual-spacing="false"/>
      <style:text-properties style:font-name="Times New Roman" fo:font-size="15pt" fo:language="pl" fo:country="PL" style:font-name-asian="Times New Roman" style:font-size-asian="15pt" style:font-name-complex="Times New Roman" style:font-size-complex="15pt"/>
    </style:style>
    <style:style style:name="P27" style:family="paragraph" style:parent-style-name="Standard">
      <style:paragraph-properties fo:margin-top="0.019cm" fo:margin-bottom="0cm" loext:contextual-spacing="false"/>
      <style:text-properties style:font-name="Times New Roman" fo:font-size="13pt" fo:language="pl" fo:country="PL" style:font-name-asian="Times New Roman" style:font-size-asian="13pt" style:font-name-complex="Times New Roman" style:font-size-complex="13pt"/>
    </style:style>
    <style:style style:name="P28" style:family="paragraph" style:parent-style-name="Standard">
      <style:paragraph-properties fo:margin-top="0.002cm" fo:margin-bottom="0cm" loext:contextual-spacing="false"/>
      <style:text-properties style:font-name="Liberation Serif" fo:font-size="12pt" fo:language="pl" fo:country="PL" style:font-name-asian="Liberation Serif" style:font-size-asian="12pt" style:font-name-complex="Liberation Serif" style:font-size-complex="12pt"/>
    </style:style>
    <style:style style:name="P29" style:family="paragraph" style:parent-style-name="Standard">
      <style:paragraph-properties fo:margin-top="0.018cm" fo:margin-bottom="0cm" loext:contextual-spacing="false"/>
      <style:text-properties style:font-name="Liberation Serif" fo:font-size="12pt" fo:language="pl" fo:country="PL" style:font-name-asian="Liberation Serif" style:font-size-asian="12pt" style:font-name-complex="Liberation Serif" style:font-size-complex="12pt"/>
    </style:style>
    <style:style style:name="P30" style:family="paragraph" style:parent-style-name="Standard">
      <style:paragraph-properties fo:margin-top="0.018cm" fo:margin-bottom="0cm" loext:contextual-spacing="false"/>
      <style:text-properties style:font-name="Liberation Serif" fo:font-size="12pt" fo:language="pl" fo:country="PL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P31" style:family="paragraph" style:parent-style-name="Standard">
      <style:paragraph-properties fo:margin-top="0.018cm" fo:margin-bottom="0cm" loext:contextual-spacing="false"/>
      <style:text-properties style:font-name="Liberation Serif" fo:font-size="13.5pt" fo:language="pl" fo:country="PL" style:font-name-asian="Liberation Serif" style:font-size-asian="13.5pt" style:font-name-complex="Liberation Serif" style:font-size-complex="13.5pt"/>
    </style:style>
    <style:style style:name="P32" style:family="paragraph" style:parent-style-name="Standard">
      <style:paragraph-properties fo:margin-top="0.018cm" fo:margin-bottom="0cm" loext:contextual-spacing="false"/>
      <style:text-properties style:font-name="Times New Roman" fo:font-size="15.5pt" fo:language="pl" fo:country="PL" style:font-name-asian="Times New Roman" style:font-size-asian="15.5pt" style:font-name-complex="Times New Roman" style:font-size-complex="15.5pt"/>
    </style:style>
    <style:style style:name="P33" style:family="paragraph" style:parent-style-name="Standard">
      <style:paragraph-properties fo:margin-top="0.004cm" fo:margin-bottom="0cm" loext:contextual-spacing="false"/>
      <style:text-properties style:font-name="Liberation Serif" fo:font-size="13.5pt" fo:language="pl" fo:country="PL" style:font-name-asian="Liberation Serif" style:font-size-asian="13.5pt" style:font-name-complex="Liberation Serif" style:font-size-complex="13.5pt"/>
    </style:style>
    <style:style style:name="P34" style:family="paragraph" style:parent-style-name="Standard">
      <style:paragraph-properties fo:margin-top="0.007cm" fo:margin-bottom="0cm" loext:contextual-spacing="false"/>
      <style:text-properties style:font-name="Liberation Serif" fo:language="pl" fo:country="PL" style:font-name-asian="Liberation Serif" style:font-name-complex="Liberation Serif"/>
    </style:style>
    <style:style style:name="P35" style:family="paragraph" style:parent-style-name="Text_20_body">
      <style:text-properties officeooo:paragraph-rsid="0016e528"/>
    </style:style>
    <style:style style:name="P36" style:family="paragraph" style:parent-style-name="Text_20_body">
      <style:text-properties style:font-name="Tlwg Typo" fo:font-size="12pt" style:font-size-asian="12pt" style:font-size-complex="12pt"/>
    </style:style>
    <style:style style:name="P37" style:family="paragraph" style:parent-style-name="Textkörper">
      <style:paragraph-properties fo:margin-left="0cm" fo:margin-right="0cm" fo:line-height="112%" fo:text-indent="0cm" style:auto-text-indent="false"/>
      <style:text-properties officeooo:paragraph-rsid="0016e528"/>
    </style:style>
    <style:style style:name="P38" style:family="paragraph" style:parent-style-name="Textkörper">
      <style:paragraph-properties fo:margin-left="0cm" fo:margin-right="0cm" fo:line-height="112%" fo:text-indent="1.252cm" style:auto-text-indent="false"/>
      <style:text-properties officeooo:paragraph-rsid="0016e528"/>
    </style:style>
    <style:style style:name="P39" style:family="paragraph" style:parent-style-name="Standard" style:master-page-name="MP0">
      <style:paragraph-properties style:page-number="auto"/>
      <style:text-properties style:font-name="Times New Roman" fo:font-size="10pt" fo:language="pl" fo:country="PL" style:font-name-asian="Times New Roman" style:font-size-asian="10pt" style:font-name-complex="Times New Roman" style:font-size-complex="10pt"/>
    </style:style>
    <style:style style:name="P40" style:family="paragraph" style:parent-style-name="Standard">
      <style:paragraph-properties fo:margin-top="0.007cm" fo:margin-bottom="0cm" loext:contextual-spacing="false"/>
      <style:text-properties style:font-name="Liberation Serif" fo:language="pl" fo:country="PL" style:font-name-asian="Liberation Serif" style:font-name-complex="Liberation Serif"/>
    </style:style>
    <style:style style:name="P41" style:family="paragraph" style:parent-style-name="Standard">
      <style:paragraph-properties fo:margin-top="0.007cm" fo:margin-bottom="0cm" loext:contextual-spacing="false"/>
      <style:text-properties style:font-name="Tlwg Typo" fo:font-size="12pt" fo:language="pl" fo:country="PL" officeooo:rsid="001bc431" officeooo:paragraph-rsid="001bc431" style:font-name-asian="Liberation Serif" style:font-size-asian="12pt" style:font-name-complex="Liberation Serif" style:font-size-complex="12pt"/>
    </style:style>
    <style:style style:name="P42" style:family="paragraph" style:parent-style-name="Textkörper" style:list-style-name="L2">
      <style:paragraph-properties>
        <style:tab-stops>
          <style:tab-stop style:position="0cm"/>
        </style:tab-stops>
      </style:paragraph-properties>
    </style:style>
    <style:style style:name="P43" style:family="paragraph" style:parent-style-name="Textkörper" style:list-style-name="L3">
      <style:paragraph-properties>
        <style:tab-stops>
          <style:tab-stop style:position="0cm"/>
        </style:tab-stops>
      </style:paragraph-properties>
    </style:style>
    <style:style style:name="P44" style:family="paragraph" style:parent-style-name="Textkörper" style:list-style-name="L2">
      <style:paragraph-properties fo:margin-top="0.002cm" fo:margin-bottom="0cm" loext:contextual-spacing="false" fo:line-height="0.527cm">
        <style:tab-stops>
          <style:tab-stop style:position="0cm"/>
        </style:tab-stops>
      </style:paragraph-properties>
    </style:style>
    <style:style style:name="P45" style:family="paragraph" style:parent-style-name="Textkörper" style:list-style-name="L3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46" style:family="paragraph" style:parent-style-name="Überschrift_20_1" style:list-style-name="L1">
      <style:paragraph-properties>
        <style:tab-stops>
          <style:tab-stop style:position="0cm"/>
        </style:tab-stops>
      </style:paragraph-properties>
    </style:style>
    <style:style style:name="P47" style:family="paragraph" style:parent-style-name="Überschrift_20_1" style:list-style-name="L1" style:master-page-name="MP1">
      <style:paragraph-properties fo:margin-top="0.06cm" fo:margin-bottom="0cm" loext:contextual-spacing="false" style:page-number="auto" fo:break-before="page">
        <style:tab-stops>
          <style:tab-stop style:position="0cm"/>
        </style:tab-stops>
      </style:paragraph-properties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26pt" fo:letter-spacing="-0.002cm" fo:language="pl" fo:country="PL" fo:font-weight="bold" style:font-size-asian="26pt" style:font-weight-asian="bold"/>
    </style:style>
    <style:style style:name="T3" style:family="text">
      <style:text-properties style:font-name="Liberation Serif" fo:font-size="26pt" fo:letter-spacing="-0.026cm" fo:language="pl" fo:country="PL" fo:font-weight="bold" style:font-size-asian="26pt" style:font-weight-asian="bold"/>
    </style:style>
    <style:style style:name="T4" style:family="text">
      <style:text-properties style:font-name="Liberation Serif" fo:font-size="26pt" fo:letter-spacing="-0.004cm" fo:language="pl" fo:country="PL" fo:font-weight="bold" style:font-size-asian="26pt" style:font-weight-asian="bold"/>
    </style:style>
    <style:style style:name="T5" style:family="text">
      <style:text-properties style:font-name="Liberation Serif" fo:font-size="12pt" fo:letter-spacing="-0.002cm" fo:language="pl" fo:country="PL" style:font-size-asian="12pt"/>
    </style:style>
    <style:style style:name="T6" style:family="text">
      <style:text-properties style:font-name="Liberation Serif" fo:font-size="12pt" fo:letter-spacing="-0.002cm" fo:language="pl" fo:country="PL" style:font-size-asian="12pt" style:font-size-complex="12pt"/>
    </style:style>
    <style:style style:name="T7" style:family="text">
      <style:text-properties style:font-name="Liberation Serif" fo:font-size="12pt" fo:letter-spacing="-0.002cm" fo:language="pl" fo:country="PL" officeooo:rsid="0016e528" style:font-size-asian="12pt" style:font-size-complex="12pt"/>
    </style:style>
    <style:style style:name="T8" style:family="text">
      <style:text-properties style:font-name="Liberation Serif" fo:font-size="12pt" fo:letter-spacing="-0.002cm" fo:language="pl" fo:country="PL" fo:font-weight="bold" style:font-size-asian="12pt" style:font-weight-asian="bold"/>
    </style:style>
    <style:style style:name="T9" style:family="text">
      <style:text-properties style:font-name="Liberation Serif" fo:font-size="12pt" fo:letter-spacing="-0.021cm" fo:language="pl" fo:country="PL" style:font-size-asian="12pt"/>
    </style:style>
    <style:style style:name="T10" style:family="text">
      <style:text-properties style:font-name="Liberation Serif" fo:font-size="12pt" fo:letter-spacing="-0.023cm" fo:language="pl" fo:country="PL" style:font-size-asian="12pt"/>
    </style:style>
    <style:style style:name="T11" style:family="text">
      <style:text-properties style:font-name="Liberation Serif" fo:font-size="12pt" fo:letter-spacing="-0.014cm" fo:language="pl" fo:country="PL" style:font-size-asian="12pt"/>
    </style:style>
    <style:style style:name="T12" style:family="text">
      <style:text-properties style:font-name="Liberation Serif" fo:font-size="12pt" fo:letter-spacing="-0.014cm" fo:language="pl" fo:country="PL" style:font-size-asian="12pt" style:font-size-complex="12pt"/>
    </style:style>
    <style:style style:name="T13" style:family="text">
      <style:text-properties style:font-name="Liberation Serif" fo:font-size="12pt" fo:letter-spacing="-0.011cm" fo:language="pl" fo:country="PL" style:font-size-asian="12pt"/>
    </style:style>
    <style:style style:name="T14" style:family="text">
      <style:text-properties style:font-name="Liberation Serif" fo:font-size="12pt" fo:letter-spacing="-0.011cm" fo:language="pl" fo:country="PL" style:font-size-asian="12pt" style:font-size-complex="12pt"/>
    </style:style>
    <style:style style:name="T15" style:family="text">
      <style:text-properties style:font-name="Liberation Serif" fo:font-size="12pt" fo:letter-spacing="-0.09cm" fo:language="pl" fo:country="PL" style:font-size-asian="12pt" style:font-size-complex="12pt" style:text-scale="145%"/>
    </style:style>
    <style:style style:name="T16" style:family="text">
      <style:text-properties style:font-name="Liberation Serif" fo:font-size="12pt" fo:letter-spacing="-0.004cm" fo:language="pl" fo:country="PL" style:font-size-asian="12pt" style:font-size-complex="12pt" style:text-scale="105%"/>
    </style:style>
    <style:style style:name="T17" style:family="text">
      <style:text-properties style:font-name="Liberation Serif" fo:font-size="12pt" fo:letter-spacing="-0.004cm" fo:language="pl" fo:country="PL" fo:font-weight="bold" style:font-size-asian="12pt" style:font-weight-asian="bold" style:font-size-complex="12pt" style:text-scale="105%"/>
    </style:style>
    <style:style style:name="T18" style:family="text">
      <style:text-properties style:font-name="Liberation Serif" fo:font-size="12pt" fo:letter-spacing="-0.046cm" fo:language="pl" fo:country="PL" style:font-size-asian="12pt" style:font-size-complex="12pt" style:text-scale="105%"/>
    </style:style>
    <style:style style:name="T19" style:family="text">
      <style:text-properties style:font-name="Liberation Serif" fo:font-size="12pt" fo:letter-spacing="-0.048cm" fo:language="pl" fo:country="PL" style:font-size-asian="12pt" style:font-size-complex="12pt" style:text-scale="105%"/>
    </style:style>
    <style:style style:name="T20" style:family="text">
      <style:text-properties style:font-name="Liberation Serif" fo:font-size="12pt" fo:language="pl" fo:country="PL" style:font-size-asian="12pt" style:font-size-complex="12pt"/>
    </style:style>
    <style:style style:name="T21" style:family="text">
      <style:text-properties style:font-name="Liberation Serif" fo:font-size="12pt" fo:language="pl" fo:country="PL" style:font-size-asian="12pt" style:font-size-complex="12pt" style:text-scale="105%"/>
    </style:style>
    <style:style style:name="T22" style:family="text">
      <style:text-properties style:font-name="Liberation Serif" fo:font-size="12pt" fo:language="pl" fo:country="PL" style:font-size-asian="12pt" style:font-size-complex="12pt" style:text-scale="115%"/>
    </style:style>
    <style:style style:name="T23" style:family="text">
      <style:text-properties style:font-name="Liberation Serif" fo:font-size="12pt" fo:letter-spacing="-0.044cm" fo:language="pl" fo:country="PL" style:font-size-asian="12pt" style:font-size-complex="12pt" style:text-scale="105%"/>
    </style:style>
    <style:style style:name="T24" style:family="text">
      <style:text-properties style:font-name="Liberation Serif" fo:font-size="12pt" fo:letter-spacing="-0.085cm" fo:language="pl" fo:country="PL" style:font-size-asian="12pt" style:font-size-complex="12pt" style:text-scale="140%"/>
    </style:style>
    <style:style style:name="T25" style:family="text">
      <style:text-properties style:font-name="Liberation Serif" fo:font-size="12pt" fo:letter-spacing="0.161cm" fo:language="pl" fo:country="PL" style:font-size-asian="12pt" style:font-size-complex="12pt"/>
    </style:style>
    <style:style style:name="T26" style:family="text">
      <style:text-properties style:font-name="Liberation Serif" fo:font-size="12pt" fo:letter-spacing="0.161cm" fo:language="pl" fo:country="PL" style:font-size-asian="12pt" style:font-size-complex="12pt" style:text-scale="99%"/>
    </style:style>
    <style:style style:name="T27" style:family="text">
      <style:text-properties style:font-name="Liberation Serif" fo:font-size="12pt" fo:letter-spacing="-0.012cm" fo:language="pl" fo:country="PL" style:font-size-asian="12pt" style:font-size-complex="12pt"/>
    </style:style>
    <style:style style:name="T28" style:family="text">
      <style:text-properties style:font-name="Liberation Serif" fo:font-size="12pt" fo:letter-spacing="-0.035cm" fo:language="pl" fo:country="PL" style:font-size-asian="12pt" style:font-size-complex="12pt" style:text-scale="105%"/>
    </style:style>
    <style:style style:name="T29" style:family="text">
      <style:text-properties style:font-name="Liberation Serif" fo:font-size="12pt" fo:letter-spacing="-0.037cm" fo:language="pl" fo:country="PL" style:font-size-asian="12pt" style:font-size-complex="12pt" style:text-scale="105%"/>
    </style:style>
    <style:style style:name="T30" style:family="text">
      <style:text-properties style:font-name="Liberation Serif" fo:font-size="12pt" fo:letter-spacing="0.067cm" fo:language="pl" fo:country="PL" style:font-size-asian="12pt" style:font-size-complex="12pt" style:text-scale="105%"/>
    </style:style>
    <style:style style:name="T31" style:family="text">
      <style:text-properties style:font-name="Liberation Serif" fo:font-size="12pt" fo:letter-spacing="0.139cm" fo:language="pl" fo:country="PL" style:font-size-asian="12pt" style:font-size-complex="12pt"/>
    </style:style>
    <style:style style:name="T32" style:family="text">
      <style:text-properties style:font-name="Liberation Serif" fo:font-size="12pt" fo:letter-spacing="-0.03cm" fo:language="pl" fo:country="PL" style:font-size-asian="12pt" style:font-size-complex="12pt" style:text-scale="105%"/>
    </style:style>
    <style:style style:name="T33" style:family="text">
      <style:text-properties style:font-name="Liberation Serif" fo:font-size="12pt" fo:letter-spacing="-0.032cm" fo:language="pl" fo:country="PL" style:font-size-asian="12pt" style:font-size-complex="12pt" style:text-scale="105%"/>
    </style:style>
    <style:style style:name="T34" style:family="text">
      <style:text-properties style:font-name="Liberation Serif" fo:font-size="12pt" fo:letter-spacing="-0.034cm" fo:language="pl" fo:country="PL" style:font-size-asian="12pt" style:font-size-complex="12pt" style:text-scale="105%"/>
    </style:style>
    <style:style style:name="T35" style:family="text">
      <style:text-properties style:font-name="Liberation Serif" fo:font-size="12pt" fo:letter-spacing="0.136cm" fo:language="pl" fo:country="PL" style:font-size-asian="12pt" style:font-size-complex="12pt"/>
    </style:style>
    <style:style style:name="T36" style:family="text">
      <style:text-properties style:font-name="Liberation Serif" fo:font-size="12pt" fo:letter-spacing="0.002cm" fo:language="pl" fo:country="PL" style:font-size-asian="12pt" style:font-size-complex="12pt"/>
    </style:style>
    <style:style style:name="T37" style:family="text">
      <style:text-properties style:font-name="Liberation Serif" fo:font-size="12pt" fo:letter-spacing="0.002cm" fo:language="pl" fo:country="PL" style:font-size-asian="12pt" style:font-size-complex="12pt" style:text-scale="105%"/>
    </style:style>
    <style:style style:name="T38" style:family="text">
      <style:text-properties style:font-name="Liberation Serif" fo:font-size="12pt" fo:letter-spacing="0.007cm" fo:language="pl" fo:country="PL" style:font-size-asian="12pt" style:font-size-complex="12pt"/>
    </style:style>
    <style:style style:name="T39" style:family="text">
      <style:text-properties style:font-name="Liberation Serif" fo:font-size="12pt" fo:letter-spacing="0.007cm" fo:language="pl" fo:country="PL" style:font-size-asian="12pt" style:font-size-complex="12pt" style:text-scale="105%"/>
    </style:style>
    <style:style style:name="T40" style:family="text">
      <style:text-properties style:font-name="Liberation Serif" fo:font-size="12pt" fo:letter-spacing="0.007cm" fo:language="pl" fo:country="PL" style:font-size-asian="12pt" style:font-size-complex="12pt" style:text-scale="115%"/>
    </style:style>
    <style:style style:name="T41" style:family="text">
      <style:text-properties style:font-name="Liberation Serif" fo:font-size="12pt" fo:letter-spacing="0.104cm" fo:language="pl" fo:country="PL" style:font-size-asian="12pt" style:font-size-complex="12pt" style:text-scale="99%"/>
    </style:style>
    <style:style style:name="T42" style:family="text">
      <style:text-properties style:font-name="Liberation Serif" fo:font-size="12pt" fo:letter-spacing="-0.028cm" fo:language="pl" fo:country="PL" style:font-size-asian="12pt" style:font-size-complex="12pt" style:text-scale="105%"/>
    </style:style>
    <style:style style:name="T43" style:family="text">
      <style:text-properties style:font-name="Liberation Serif" fo:font-size="12pt" fo:letter-spacing="-0.028cm" fo:language="pl" fo:country="PL" fo:font-weight="bold" style:font-size-asian="12pt" style:font-weight-asian="bold" style:font-size-complex="12pt" style:text-scale="105%"/>
    </style:style>
    <style:style style:name="T44" style:family="text">
      <style:text-properties style:font-name="Liberation Serif" fo:font-size="12pt" fo:letter-spacing="-0.051cm" fo:language="pl" fo:country="PL" style:font-size-asian="12pt" style:font-size-complex="12pt" style:text-scale="125%"/>
    </style:style>
    <style:style style:name="T45" style:family="text">
      <style:text-properties style:font-name="Liberation Serif" fo:font-size="12pt" fo:letter-spacing="-0.026cm" fo:language="pl" fo:country="PL" style:font-size-asian="12pt" style:font-size-complex="12pt" style:text-scale="105%"/>
    </style:style>
    <style:style style:name="T46" style:family="text">
      <style:text-properties style:font-name="Liberation Serif" fo:font-size="12pt" fo:letter-spacing="-0.009cm" fo:language="pl" fo:country="PL" style:font-size-asian="12pt" style:font-size-complex="12pt"/>
    </style:style>
    <style:style style:name="T47" style:family="text">
      <style:text-properties style:font-name="Liberation Serif" fo:font-size="12pt" fo:letter-spacing="0.171cm" fo:language="pl" fo:country="PL" style:font-size-asian="12pt" style:font-size-complex="12pt" style:text-scale="99%"/>
    </style:style>
    <style:style style:name="T48" style:family="text">
      <style:text-properties style:font-name="Liberation Serif" fo:font-size="12pt" fo:letter-spacing="-0.007cm" fo:language="pl" fo:country="PL" style:font-size-asian="12pt" style:font-size-complex="12pt"/>
    </style:style>
    <style:style style:name="T49" style:family="text">
      <style:text-properties style:font-name="Liberation Serif" fo:font-size="12pt" fo:letter-spacing="-0.005cm" fo:language="pl" fo:country="PL" style:font-size-asian="12pt" style:font-size-complex="12pt"/>
    </style:style>
    <style:style style:name="T50" style:family="text">
      <style:text-properties style:font-name="Liberation Serif" fo:font-size="12pt" fo:letter-spacing="0.153cm" fo:language="pl" fo:country="PL" style:font-size-asian="12pt" style:font-size-complex="12pt" style:text-scale="99%"/>
    </style:style>
    <style:style style:name="T51" style:family="text">
      <style:text-properties style:font-name="Liberation Serif" fo:font-size="12pt" fo:letter-spacing="0.021cm" fo:language="pl" fo:country="PL" style:font-size-asian="12pt" style:font-size-complex="12pt"/>
    </style:style>
    <style:style style:name="T52" style:family="text">
      <style:text-properties style:font-name="Liberation Serif" fo:font-size="12pt" fo:letter-spacing="0.018cm" fo:language="pl" fo:country="PL" style:font-size-asian="12pt" style:font-size-complex="12pt"/>
    </style:style>
    <style:style style:name="T53" style:family="text">
      <style:text-properties style:font-name="Liberation Serif" fo:font-size="12pt" fo:letter-spacing="0.016cm" fo:language="pl" fo:country="PL" style:font-size-asian="12pt" style:font-size-complex="12pt"/>
    </style:style>
    <style:style style:name="T54" style:family="text">
      <style:text-properties style:font-name="Liberation Serif" fo:font-size="12pt" fo:letter-spacing="0.019cm" fo:language="pl" fo:country="PL" style:font-size-asian="12pt" style:font-size-complex="12pt"/>
    </style:style>
    <style:style style:name="T55" style:family="text">
      <style:text-properties style:font-name="Liberation Serif" fo:font-size="12pt" fo:letter-spacing="0.09cm" fo:language="pl" fo:country="PL" style:font-size-asian="12pt" style:font-size-complex="12pt" style:text-scale="99%"/>
    </style:style>
    <style:style style:name="T56" style:family="text">
      <style:text-properties style:font-name="Liberation Serif" fo:font-size="12pt" fo:letter-spacing="0.004cm" fo:language="pl" fo:country="PL" style:font-size-asian="12pt" style:font-size-complex="12pt"/>
    </style:style>
    <style:style style:name="T57" style:family="text">
      <style:text-properties style:font-name="Liberation Serif" fo:font-size="12pt" fo:letter-spacing="0.005cm" fo:language="pl" fo:country="PL" style:font-size-asian="12pt" style:font-size-complex="12pt"/>
    </style:style>
    <style:style style:name="T58" style:family="text">
      <style:text-properties style:font-name="Liberation Serif" fo:font-size="12pt" fo:letter-spacing="0.009cm" fo:language="pl" fo:country="PL" style:font-size-asian="12pt" style:font-size-complex="12pt"/>
    </style:style>
    <style:style style:name="T59" style:family="text">
      <style:text-properties style:font-name="Liberation Serif" fo:font-size="12pt" fo:letter-spacing="0.132cm" fo:language="pl" fo:country="PL" style:font-size-asian="12pt" style:font-size-complex="12pt"/>
    </style:style>
    <style:style style:name="T60" style:family="text">
      <style:text-properties style:font-name="Liberation Serif" fo:font-size="12pt" fo:letter-spacing="0.023cm" fo:language="pl" fo:country="PL" style:font-size-asian="12pt" style:font-size-complex="12pt"/>
    </style:style>
    <style:style style:name="T61" style:family="text">
      <style:text-properties style:font-name="Liberation Serif" fo:font-size="12pt" fo:letter-spacing="0.026cm" fo:language="pl" fo:country="PL" style:font-size-asian="12pt" style:font-size-complex="12pt"/>
    </style:style>
    <style:style style:name="T62" style:family="text">
      <style:text-properties style:font-name="Liberation Serif" fo:font-size="12pt" fo:letter-spacing="0.028cm" fo:language="pl" fo:country="PL" style:font-size-asian="12pt" style:font-size-complex="12pt"/>
    </style:style>
    <style:style style:name="T63" style:family="text">
      <style:text-properties style:font-name="Liberation Serif" fo:font-size="12pt" fo:letter-spacing="0.025cm" fo:language="pl" fo:country="PL" style:font-size-asian="12pt" style:font-size-complex="12pt"/>
    </style:style>
    <style:style style:name="T64" style:family="text">
      <style:text-properties style:font-name="Liberation Serif" fo:font-size="12pt" fo:letter-spacing="0.15cm" fo:language="pl" fo:country="PL" style:font-size-asian="12pt" style:font-size-complex="12pt"/>
    </style:style>
    <style:style style:name="T65" style:family="text">
      <style:text-properties style:font-name="Liberation Serif" fo:font-size="12pt" fo:letter-spacing="0.164cm" fo:language="pl" fo:country="PL" style:font-size-asian="12pt" style:font-size-complex="12pt"/>
    </style:style>
    <style:style style:name="T66" style:family="text">
      <style:text-properties style:font-name="Liberation Serif" fo:language="pl" fo:country="PL" style:text-scale="105%"/>
    </style:style>
    <style:style style:name="T67" style:family="text">
      <style:text-properties style:font-name="Liberation Serif" fo:language="pl" fo:country="PL" officeooo:rsid="0019d7aa" style:text-scale="105%"/>
    </style:style>
    <style:style style:name="T68" style:family="text">
      <style:text-properties style:font-name="Liberation Serif" fo:letter-spacing="-0.034cm" fo:language="pl" fo:country="PL" style:text-scale="105%"/>
    </style:style>
    <style:style style:name="T69" style:family="text">
      <style:text-properties style:font-name="Liberation Serif" fo:letter-spacing="-0.026cm" fo:language="pl" fo:country="PL" style:text-scale="105%"/>
    </style:style>
    <style:style style:name="T70" style:family="text">
      <style:text-properties style:font-name="Liberation Serif" fo:letter-spacing="0.009cm" fo:language="pl" fo:country="PL" style:text-scale="105%"/>
    </style:style>
    <style:style style:name="T71" style:family="text">
      <style:text-properties style:font-name="Liberation Serif" fo:letter-spacing="0.004cm" fo:language="pl" fo:country="PL" style:text-scale="105%"/>
    </style:style>
    <style:style style:name="T72" style:family="text">
      <style:text-properties style:font-name="Liberation Serif" fo:letter-spacing="0.069cm" fo:language="pl" fo:country="PL" style:text-scale="105%"/>
    </style:style>
    <style:style style:name="T73" style:family="text">
      <style:text-properties fo:letter-spacing="-0.002cm" fo:language="pl" fo:country="PL"/>
    </style:style>
    <style:style style:name="T74" style:family="text">
      <style:text-properties fo:letter-spacing="-0.002cm" fo:language="pl" fo:country="PL" fo:font-weight="bold" style:font-weight-asian="bold" style:font-weight-complex="bold"/>
    </style:style>
    <style:style style:name="T75" style:family="text">
      <style:text-properties fo:letter-spacing="-0.014cm" fo:language="pl" fo:country="PL"/>
    </style:style>
    <style:style style:name="T76" style:family="text">
      <style:text-properties fo:letter-spacing="-0.014cm" fo:language="pl" fo:country="PL" style:text-scale="130%"/>
    </style:style>
    <style:style style:name="T77" style:family="text">
      <style:text-properties style:font-name="Times New Roman" fo:letter-spacing="0.049cm" fo:language="pl" fo:country="PL" style:text-scale="99%"/>
    </style:style>
    <style:style style:name="T78" style:family="text">
      <style:text-properties style:font-name="Times New Roman" fo:letter-spacing="0.161cm" fo:language="pl" fo:country="PL"/>
    </style:style>
    <style:style style:name="T79" style:family="text">
      <style:text-properties style:font-name="Times New Roman" fo:letter-spacing="0.168cm" fo:language="pl" fo:country="PL"/>
    </style:style>
    <style:style style:name="T80" style:family="text">
      <style:text-properties style:font-name="Times New Roman" fo:letter-spacing="0.168cm" fo:language="pl" fo:country="PL" style:text-scale="99%"/>
    </style:style>
    <style:style style:name="T81" style:family="text">
      <style:text-properties style:font-name="Times New Roman" fo:letter-spacing="0.168cm" fo:language="pl" fo:country="PL" style:font-name-asian="Times New Roman" style:font-name-complex="Times New Roman"/>
    </style:style>
    <style:style style:name="T82" style:family="text">
      <style:text-properties style:font-name="Times New Roman" fo:letter-spacing="0.164cm" fo:language="pl" fo:country="PL" style:text-scale="99%"/>
    </style:style>
    <style:style style:name="T83" style:family="text">
      <style:text-properties style:font-name="Times New Roman" fo:letter-spacing="0.171cm" fo:language="pl" fo:country="PL"/>
    </style:style>
    <style:style style:name="T84" style:family="text">
      <style:text-properties style:font-name="Times New Roman" fo:letter-spacing="0.171cm" fo:language="pl" fo:country="PL" style:text-scale="99%"/>
    </style:style>
    <style:style style:name="T85" style:family="text">
      <style:text-properties style:font-name="Times New Roman" fo:letter-spacing="0.15cm" fo:language="pl" fo:country="PL"/>
    </style:style>
    <style:style style:name="T86" style:family="text">
      <style:text-properties style:font-name="Times New Roman" fo:letter-spacing="0.15cm" fo:language="pl" fo:country="PL" style:text-scale="99%"/>
    </style:style>
    <style:style style:name="T87" style:family="text">
      <style:text-properties style:font-name="Times New Roman" fo:letter-spacing="0.072cm" fo:language="pl" fo:country="PL" style:text-scale="105%"/>
    </style:style>
    <style:style style:name="T88" style:family="text">
      <style:text-properties style:font-name="Times New Roman" fo:letter-spacing="0.139cm" fo:language="pl" fo:country="PL" style:text-scale="99%"/>
    </style:style>
    <style:style style:name="T89" style:family="text">
      <style:text-properties style:font-name="Times New Roman" fo:letter-spacing="0.132cm" fo:language="pl" fo:country="PL"/>
    </style:style>
    <style:style style:name="T90" style:family="text">
      <style:text-properties style:font-name="Times New Roman" fo:letter-spacing="0.071cm" fo:language="pl" fo:country="PL" style:text-scale="120%"/>
    </style:style>
    <style:style style:name="T91" style:family="text">
      <style:text-properties style:font-name="Times New Roman" fo:letter-spacing="-0.012cm" fo:language="pl" fo:country="PL" style:text-scale="105%"/>
    </style:style>
    <style:style style:name="T92" style:family="text">
      <style:text-properties style:font-name="Times New Roman" fo:letter-spacing="0.146cm" fo:language="pl" fo:country="PL" style:text-scale="99%"/>
    </style:style>
    <style:style style:name="T93" style:family="text">
      <style:text-properties style:font-name="Times New Roman" fo:language="pl" fo:country="PL" style:text-scale="125%"/>
    </style:style>
    <style:style style:name="T94" style:family="text">
      <style:text-properties style:font-name="Times New Roman" fo:letter-spacing="-0.002cm" fo:language="pl" fo:country="PL" style:text-scale="135%"/>
    </style:style>
    <style:style style:name="T95" style:family="text">
      <style:text-properties fo:letter-spacing="-0.012cm" fo:language="pl" fo:country="PL"/>
    </style:style>
    <style:style style:name="T96" style:family="text">
      <style:text-properties fo:letter-spacing="-0.011cm" fo:language="pl" fo:country="PL"/>
    </style:style>
    <style:style style:name="T97" style:family="text">
      <style:text-properties fo:letter-spacing="-0.004cm" fo:language="pl" fo:country="PL"/>
    </style:style>
    <style:style style:name="T98" style:family="text">
      <style:text-properties fo:letter-spacing="-0.004cm" fo:language="pl" fo:country="PL" style:text-scale="105%"/>
    </style:style>
    <style:style style:name="T99" style:family="text">
      <style:text-properties fo:letter-spacing="-0.007cm" fo:language="pl" fo:country="PL"/>
    </style:style>
    <style:style style:name="T100" style:family="text">
      <style:text-properties fo:letter-spacing="-0.007cm" fo:language="pl" fo:country="PL" style:text-scale="105%"/>
    </style:style>
    <style:style style:name="T101" style:family="text">
      <style:text-properties fo:letter-spacing="-0.009cm" fo:language="pl" fo:country="PL"/>
    </style:style>
    <style:style style:name="T102" style:family="text">
      <style:text-properties fo:letter-spacing="-0.005cm" fo:language="pl" fo:country="PL"/>
    </style:style>
    <style:style style:name="T103" style:family="text">
      <style:text-properties fo:letter-spacing="-0.005cm" fo:language="pl" fo:country="PL" style:text-scale="105%"/>
    </style:style>
    <style:style style:name="T104" style:family="text">
      <style:text-properties fo:letter-spacing="-0.03cm" fo:language="pl" fo:country="PL"/>
    </style:style>
    <style:style style:name="T105" style:family="text">
      <style:text-properties fo:letter-spacing="-0.03cm" fo:language="pl" fo:country="PL" style:text-scale="105%"/>
    </style:style>
    <style:style style:name="T106" style:family="text">
      <style:text-properties fo:letter-spacing="-0.035cm" fo:language="pl" fo:country="PL" style:text-scale="105%"/>
    </style:style>
    <style:style style:name="T107" style:family="text">
      <style:text-properties fo:letter-spacing="-0.035cm" fo:language="pl" fo:country="PL" style:text-scale="130%"/>
    </style:style>
    <style:style style:name="T108" style:family="text">
      <style:text-properties fo:letter-spacing="-0.037cm" fo:language="pl" fo:country="PL" style:text-scale="105%"/>
    </style:style>
    <style:style style:name="T109" style:family="text">
      <style:text-properties fo:letter-spacing="-0.034cm" fo:language="pl" fo:country="PL" style:text-scale="105%"/>
    </style:style>
    <style:style style:name="T110" style:family="text">
      <style:text-properties fo:letter-spacing="0.074cm" fo:language="pl" fo:country="PL" style:text-scale="105%"/>
    </style:style>
    <style:style style:name="T111" style:family="text">
      <style:text-properties fo:letter-spacing="-0.021cm" fo:language="pl" fo:country="PL"/>
    </style:style>
    <style:style style:name="T112" style:family="text">
      <style:text-properties fo:letter-spacing="-0.018cm" fo:language="pl" fo:country="PL"/>
    </style:style>
    <style:style style:name="T113" style:family="text">
      <style:text-properties fo:letter-spacing="-0.032cm" fo:language="pl" fo:country="PL" style:text-scale="105%"/>
    </style:style>
    <style:style style:name="T114" style:family="text">
      <style:text-properties fo:letter-spacing="-0.028cm" fo:language="pl" fo:country="PL" style:text-scale="105%"/>
    </style:style>
    <style:style style:name="T115" style:family="text">
      <style:text-properties fo:letter-spacing="-0.026cm" fo:language="pl" fo:country="PL" style:text-scale="105%"/>
    </style:style>
    <style:style style:name="T116" style:family="text">
      <style:text-properties fo:letter-spacing="-0.069cm" fo:language="pl" fo:country="PL" style:text-scale="105%"/>
    </style:style>
    <style:style style:name="T117" style:family="text">
      <style:text-properties fo:letter-spacing="-0.071cm" fo:language="pl" fo:country="PL" style:text-scale="105%"/>
    </style:style>
    <style:style style:name="T118" style:family="text">
      <style:text-properties fo:letter-spacing="-0.067cm" fo:language="pl" fo:country="PL" style:text-scale="105%"/>
    </style:style>
    <style:style style:name="T119" style:family="text">
      <style:text-properties fo:letter-spacing="0.088cm" fo:language="pl" fo:country="PL" style:text-scale="105%"/>
    </style:style>
    <style:style style:name="T120" style:family="text">
      <style:text-properties fo:letter-spacing="-0.019cm" fo:language="pl" fo:country="PL"/>
    </style:style>
    <style:style style:name="T121" style:family="text">
      <style:text-properties fo:letter-spacing="-0.019cm" fo:language="pl" fo:country="PL" fo:font-weight="bold" style:font-weight-asian="bold" style:font-weight-complex="bold"/>
    </style:style>
    <style:style style:name="T122" style:family="text">
      <style:text-properties fo:language="pl" fo:country="PL"/>
    </style:style>
    <style:style style:name="T123" style:family="text">
      <style:text-properties fo:language="pl" fo:country="PL" style:text-scale="105%"/>
    </style:style>
    <style:style style:name="T124" style:family="text">
      <style:text-properties fo:language="pl" fo:country="PL" style:text-scale="130%"/>
    </style:style>
    <style:style style:name="T125" style:family="text">
      <style:text-properties style:font-name="Tlwg Typo"/>
    </style:style>
    <style:style style:name="T126" style:family="text">
      <style:text-properties style:font-name="Tlwg Typo" fo:language="pl" fo:country="PL" style:text-scale="105%"/>
    </style:style>
    <style:style style:name="T127" style:family="text">
      <style:text-properties style:font-name="Tlwg Typo" fo:language="pl" fo:country="PL" officeooo:rsid="0019d7aa" style:text-scale="105%"/>
    </style:style>
    <style:style style:name="T128" style:family="text">
      <style:text-properties style:font-name="Tlwg Typo" fo:language="pl" fo:country="PL" style:text-scale="120%"/>
    </style:style>
    <style:style style:name="T129" style:family="text">
      <style:text-properties style:font-name="Tlwg Typo" fo:font-size="12pt" style:font-size-asian="10.5pt" style:font-size-complex="12pt"/>
    </style:style>
    <style:style style:name="T130" style:family="text">
      <style:text-properties style:font-name="Tlwg Typo" fo:font-size="12pt" officeooo:rsid="0016e528" style:font-size-asian="10.5pt" style:font-size-complex="12pt"/>
    </style:style>
    <style:style style:name="T131" style:family="text">
      <style:text-properties style:font-name="Tlwg Typo" fo:font-size="12pt" fo:language="pl" fo:country="PL" style:font-size-asian="12pt" style:font-size-complex="12pt"/>
    </style:style>
    <style:style style:name="T132" style:family="text">
      <style:text-properties style:font-name="Tlwg Typo" fo:font-size="12pt" fo:language="pl" fo:country="PL" style:font-size-asian="12pt" style:font-size-complex="12pt" style:text-scale="105%"/>
    </style:style>
    <style:style style:name="T133" style:family="text">
      <style:text-properties style:font-name="Tlwg Typo" fo:font-size="12pt" fo:language="pl" fo:country="PL" style:font-size-asian="12pt" style:font-size-complex="12pt" style:text-scale="130%"/>
    </style:style>
    <style:style style:name="T134" style:family="text">
      <style:text-properties style:font-name="Tlwg Typo" fo:font-size="12pt" style:font-size-asian="12pt" style:font-size-complex="12pt"/>
    </style:style>
    <style:style style:name="T135" style:family="text">
      <style:text-properties style:font-name="Tlwg Typo" fo:font-size="12pt" officeooo:rsid="0019d7aa" style:font-size-asian="12pt" style:font-size-complex="12pt"/>
    </style:style>
    <style:style style:name="T136" style:family="text">
      <style:text-properties style:font-name="Tlwg Typo" fo:font-size="12pt" fo:letter-spacing="-0.002cm" fo:language="pl" fo:country="PL" style:font-size-asian="12pt" style:font-size-complex="12pt"/>
    </style:style>
    <style:style style:name="T137" style:family="text">
      <style:text-properties style:font-name="Liberation Serif"/>
    </style:style>
    <text:list-style style:name="L1">
      <text:list-level-style-number text:level="1" text:style-name="WW_5f_CharLFO3LVL1" style:num-suffix="." style:num-format="1">
        <style:list-level-properties text:space-before="0.84cm" text:min-label-width="0.635cm"/>
      </text:list-level-style-number>
      <text:list-level-style-bullet text:level="2" text:bullet-char="•">
        <style:list-level-properties text:space-before="2.431cm" text:min-label-width="0.635cm"/>
      </text:list-level-style-bullet>
      <text:list-level-style-bullet text:level="3" text:bullet-char="•">
        <style:list-level-properties text:space-before="4.022cm" text:min-label-width="0.635cm"/>
      </text:list-level-style-bullet>
      <text:list-level-style-bullet text:level="4" text:bullet-char="•">
        <style:list-level-properties text:space-before="5.614cm" text:min-label-width="0.635cm"/>
      </text:list-level-style-bullet>
      <text:list-level-style-bullet text:level="5" text:bullet-char="•">
        <style:list-level-properties text:space-before="7.205cm" text:min-label-width="0.635cm"/>
      </text:list-level-style-bullet>
      <text:list-level-style-bullet text:level="6" text:bullet-char="•">
        <style:list-level-properties text:space-before="8.798cm" text:min-label-width="0.635cm"/>
      </text:list-level-style-bullet>
      <text:list-level-style-bullet text:level="7" text:bullet-char="•">
        <style:list-level-properties text:space-before="10.389cm" text:min-label-width="0.635cm"/>
      </text:list-level-style-bullet>
      <text:list-level-style-bullet text:level="8" text:bullet-char="•">
        <style:list-level-properties text:space-before="11.98cm" text:min-label-width="0.635cm"/>
      </text:list-level-style-bullet>
      <text:list-level-style-bullet text:level="9" text:bullet-char="•">
        <style:list-level-properties text:space-before="13.573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</text:list-style>
    <text:list-style style:name="L3">
      <text:list-level-style-bullet text:level="1" text:style-name="WW_5f_CharLFO1LVL1" text:bullet-char="•">
        <style:list-level-properties text:space-before="2.092cm" text:min-label-width="0.635cm"/>
        <style:text-properties style:font-name="OpenSymbol"/>
      </text:list-level-style-bullet>
      <text:list-level-style-bullet text:level="2" text:bullet-char="•">
        <style:list-level-properties text:space-before="3.537cm" text:min-label-width="0.635cm"/>
      </text:list-level-style-bullet>
      <text:list-level-style-bullet text:level="3" text:bullet-char="•">
        <style:list-level-properties text:space-before="4.981cm" text:min-label-width="0.635cm"/>
      </text:list-level-style-bullet>
      <text:list-level-style-bullet text:level="4" text:bullet-char="•">
        <style:list-level-properties text:space-before="6.428cm" text:min-label-width="0.635cm"/>
      </text:list-level-style-bullet>
      <text:list-level-style-bullet text:level="5" text:bullet-char="•">
        <style:list-level-properties text:space-before="7.872cm" text:min-label-width="0.635cm"/>
      </text:list-level-style-bullet>
      <text:list-level-style-bullet text:level="6" text:bullet-char="•">
        <style:list-level-properties text:space-before="9.319cm" text:min-label-width="0.635cm"/>
      </text:list-level-style-bullet>
      <text:list-level-style-bullet text:level="7" text:bullet-char="•">
        <style:list-level-properties text:space-before="10.763cm" text:min-label-width="0.635cm"/>
      </text:list-level-style-bullet>
      <text:list-level-style-bullet text:level="8" text:bullet-char="•">
        <style:list-level-properties text:space-before="12.208cm" text:min-label-width="0.635cm"/>
      </text:list-level-style-bullet>
      <text:list-level-style-bullet text:level="9" text:bullet-char="•">
        <style:list-level-properties text:space-before="13.654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1"/>
      <text:p text:style-name="P1"><text:span text:style-name="Absatz-Standardschriftart"><text:span text:style-name="T2">Dokumentacja</text:span></text:span><text:span text:style-name="Absatz-Standardschriftart"><text:span text:style-name="T3"> </text:span></text:span><text:span text:style-name="Absatz-Standardschriftart"><text:span text:style-name="T4">programu</text:span></text:span><text:span text:style-name="Absatz-Standardschriftart"><text:span text:style-name="T3"> </text:span></text:span><text:span text:style-name="Absatz-Standardschriftart"><text:span text:style-name="T4">Mini-cron</text:span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2"><text:span text:style-name="Absatz-Standardschriftart"><text:span text:style-name="T73">Marcin</text:span></text:span><text:span text:style-name="Absatz-Standardschriftart"><text:span text:style-name="T75"> </text:span></text:span><text:span text:style-name="Absatz-Standardschriftart"><text:span text:style-name="T73">Górecki</text:span></text:span><text:span text:style-name="Absatz-Standardschriftart"><text:span text:style-name="T77"> </text:span></text:span><text:span text:style-name="Absatz-Standardschriftart"><text:span text:style-name="T73">Natalia</text:span></text:span><text:span text:style-name="Absatz-Standardschriftart"><text:span text:style-name="T75"> </text:span></text:span><text:span text:style-name="Absatz-Standardschriftart"><text:span text:style-name="T73">Orłowska</text:span></text:span></text:p>
      <text:list xml:id="list3387066906910315240" text:style-name="L1">
        <text:list-item>
          <text:p text:style-name="P47"><text:span text:style-name="Absatz-Standardschriftart"><text:span text:style-name="T73">Ogólny</text:span></text:span><text:span text:style-name="Absatz-Standardschriftart"><text:span text:style-name="T95"> </text:span></text:span><text:span text:style-name="T122">opis</text:span><text:span text:style-name="Absatz-Standardschriftart"><text:span text:style-name="T96"> </text:span></text:span><text:span text:style-name="Absatz-Standardschriftart"><text:span text:style-name="T73">działania</text:span></text:span><text:span text:style-name="Absatz-Standardschriftart"><text:span text:style-name="T96"> </text:span></text:span><text:span text:style-name="Absatz-Standardschriftart"><text:span text:style-name="T97">programu</text:span></text:span></text:p>
        </text:list-item>
      </text:list>
      <text:p text:style-name="P23"/>
      <text:p text:style-name="P4"><text:span text:style-name="Absatz-Standardschriftart"><text:span text:style-name="T73">Program</text:span></text:span><text:span text:style-name="Absatz-Standardschriftart"><text:span text:style-name="T99"> </text:span></text:span><text:span text:style-name="Absatz-Standardschriftart"><text:span text:style-name="T73">Mini-cron</text:span></text:span><text:span text:style-name="Absatz-Standardschriftart"><text:span text:style-name="T101"> </text:span></text:span><text:span text:style-name="Absatz-Standardschriftart"><text:span text:style-name="T73">jest</text:span></text:span><text:span text:style-name="Absatz-Standardschriftart"><text:span text:style-name="T99"> </text:span></text:span><text:span text:style-name="Absatz-Standardschriftart"><text:span text:style-name="T73">uproszczoną</text:span></text:span><text:span text:style-name="Absatz-Standardschriftart"><text:span text:style-name="T101"> </text:span></text:span><text:span text:style-name="Absatz-Standardschriftart"><text:span text:style-name="T73">wersją</text:span></text:span><text:span text:style-name="Absatz-Standardschriftart"><text:span text:style-name="T99"> </text:span></text:span><text:span text:style-name="Absatz-Standardschriftart"><text:span text:style-name="T73">uniksowego</text:span></text:span><text:span text:style-name="Absatz-Standardschriftart"><text:span text:style-name="T99"> </text:span></text:span><text:span text:style-name="Absatz-Standardschriftart"><text:span text:style-name="T73">demona</text:span></text:span><text:span text:style-name="Absatz-Standardschriftart"><text:span text:style-name="T96"> </text:span></text:span><text:span text:style-name="Absatz-Standardschriftart"><text:span text:style-name="T73">Cron</text:span></text:span><text:span text:style-name="Absatz-Standardschriftart"><text:span text:style-name="T99"> </text:span></text:span><text:span text:style-name="Absatz-Standardschriftart"><text:span text:style-name="T73">służącego</text:span></text:span><text:span text:style-name="Absatz-Standardschriftart"><text:span text:style-name="T101"> </text:span></text:span><text:span text:style-name="T122">do</text:span><text:span text:style-name="Absatz-Standardschriftart"><text:span text:style-name="T78"> </text:span></text:span><text:span text:style-name="Absatz-Standardschriftart"><text:span text:style-name="T73">harmonogramowaniu</text:span></text:span><text:span text:style-name="Absatz-Standardschriftart"><text:span text:style-name="T96"> </text:span></text:span><text:span text:style-name="T122">i</text:span><text:span text:style-name="Absatz-Standardschriftart"><text:span text:style-name="T99"> </text:span></text:span><text:span text:style-name="Absatz-Standardschriftart"><text:span text:style-name="T73">wykonywaniu</text:span></text:span><text:span text:style-name="Absatz-Standardschriftart"><text:span text:style-name="T101"> </text:span></text:span><text:span text:style-name="Absatz-Standardschriftart"><text:span text:style-name="T73">zaplanowanych</text:span></text:span><text:span text:style-name="Absatz-Standardschriftart"><text:span text:style-name="T101"> </text:span></text:span><text:span text:style-name="Absatz-Standardschriftart"><text:span text:style-name="T73">zadań.</text:span></text:span><text:span text:style-name="Absatz-Standardschriftart"><text:span text:style-name="T101"> </text:span></text:span><text:span text:style-name="Absatz-Standardschriftart"><text:span text:style-name="T73">Mini-cron</text:span></text:span><text:span text:style-name="Absatz-Standardschriftart"><text:span text:style-name="T101"> </text:span></text:span><text:span text:style-name="Absatz-Standardschriftart"><text:span text:style-name="T73">wczytuje</text:span></text:span><text:span text:style-name="Absatz-Standardschriftart"><text:span text:style-name="T95"> </text:span></text:span><text:span text:style-name="T122">z</text:span><text:span text:style-name="Absatz-Standardschriftart"><text:span text:style-name="T96"> </text:span></text:span><text:span text:style-name="T122">pliku</text:span><text:span text:style-name="Absatz-Standardschriftart"><text:span text:style-name="T101"> </text:span></text:span><text:span text:style-name="Absatz-Standardschriftart"><text:span text:style-name="T73">czas</text:span></text:span><text:span text:style-name="Absatz-Standardschriftart"><text:span text:style-name="T96"> </text:span></text:span><text:span text:style-name="Absatz-Standardschriftart"><text:span text:style-name="T73">oraz</text:span></text:span><text:span text:style-name="Absatz-Standardschriftart"><text:span text:style-name="T80"> </text:span></text:span><text:span text:style-name="Absatz-Standardschriftart"><text:span text:style-name="T73">polecenie</text:span></text:span><text:span text:style-name="Absatz-Standardschriftart"><text:span text:style-name="T95"> </text:span></text:span><text:span text:style-name="T122">do</text:span><text:span text:style-name="Absatz-Standardschriftart"><text:span text:style-name="T101"> </text:span></text:span><text:span text:style-name="Absatz-Standardschriftart"><text:span text:style-name="T73">wykonania</text:span></text:span><text:span text:style-name="Absatz-Standardschriftart"><text:span text:style-name="T99"> </text:span></text:span><text:span text:style-name="T122">z</text:span><text:span text:style-name="Absatz-Standardschriftart"><text:span text:style-name="T96"> </text:span></text:span><text:span text:style-name="T122">opcją</text:span><text:span text:style-name="Absatz-Standardschriftart"><text:span text:style-name="T96"> </text:span></text:span><text:span text:style-name="Absatz-Standardschriftart"><text:span text:style-name="T73">wypisania</text:span></text:span><text:span text:style-name="Absatz-Standardschriftart"><text:span text:style-name="T99"> </text:span></text:span><text:span text:style-name="Absatz-Standardschriftart"><text:span text:style-name="T73">nazwy</text:span></text:span><text:span text:style-name="Absatz-Standardschriftart"><text:span text:style-name="T96"> </text:span></text:span><text:span text:style-name="Absatz-Standardschriftart"><text:span text:style-name="T73">wykonywanego</text:span></text:span><text:span text:style-name="Absatz-Standardschriftart"><text:span text:style-name="T99"> </text:span></text:span><text:span text:style-name="Absatz-Standardschriftart"><text:span text:style-name="T73">polecenia</text:span></text:span><text:span text:style-name="Absatz-Standardschriftart"><text:span text:style-name="T96"> </text:span></text:span><text:span text:style-name="T122">na</text:span><text:span text:style-name="Absatz-Standardschriftart"><text:span text:style-name="T96"> </text:span></text:span><text:span text:style-name="Absatz-Standardschriftart"><text:span text:style-name="T73">jeden</text:span></text:span><text:span text:style-name="Absatz-Standardschriftart"><text:span text:style-name="T101"> </text:span></text:span><text:span text:style-name="Absatz-Standardschriftart"><text:span text:style-name="T73">ze</text:span></text:span><text:span text:style-name="Absatz-Standardschriftart"><text:span text:style-name="T99"> </text:span></text:span><text:span text:style-name="Absatz-Standardschriftart"><text:span text:style-name="T73">strumieni:</text:span></text:span><text:span text:style-name="Absatz-Standardschriftart"><text:span text:style-name="T82"> </text:span></text:span><text:span text:style-name="Absatz-Standardschriftart"><text:span text:style-name="T73">standardowe</text:span></text:span><text:span text:style-name="Absatz-Standardschriftart"><text:span text:style-name="T95"> </text:span></text:span><text:span text:style-name="Absatz-Standardschriftart"><text:span text:style-name="T73">wyjście,</text:span></text:span><text:span text:style-name="Absatz-Standardschriftart"><text:span text:style-name="T99"> </text:span></text:span><text:span text:style-name="Absatz-Standardschriftart"><text:span text:style-name="T73">wyjście</text:span></text:span><text:span text:style-name="Absatz-Standardschriftart"><text:span text:style-name="T96"> </text:span></text:span><text:span text:style-name="Absatz-Standardschriftart"><text:span text:style-name="T73">błędów</text:span></text:span><text:span text:style-name="Absatz-Standardschriftart"><text:span text:style-name="T101"> </text:span></text:span><text:span text:style-name="Absatz-Standardschriftart"><text:span text:style-name="T73">lub</text:span></text:span><text:span text:style-name="Absatz-Standardschriftart"><text:span text:style-name="T99"> </text:span></text:span><text:span text:style-name="T122">na</text:span><text:span text:style-name="Absatz-Standardschriftart"><text:span text:style-name="T96"> </text:span></text:span><text:span text:style-name="T122">oba</text:span><text:span text:style-name="Absatz-Standardschriftart"><text:span text:style-name="T95"> </text:span></text:span><text:span text:style-name="Absatz-Standardschriftart"><text:span text:style-name="T73">jednocześnie,</text:span></text:span><text:span text:style-name="Absatz-Standardschriftart"><text:span text:style-name="T99"> </text:span></text:span><text:span text:style-name="Absatz-Standardschriftart"><text:span text:style-name="T73">sortuje</text:span></text:span><text:span text:style-name="Absatz-Standardschriftart"><text:span text:style-name="T96"> </text:span></text:span><text:span text:style-name="T122">je</text:span><text:span text:style-name="Absatz-Standardschriftart"><text:span text:style-name="T96"> </text:span></text:span><text:span text:style-name="Absatz-Standardschriftart"><text:span text:style-name="T73">chronologicznie,</text:span></text:span><text:span text:style-name="Absatz-Standardschriftart"><text:span text:style-name="T101"> </text:span></text:span><text:span text:style-name="T122">a</text:span><text:span text:style-name="Absatz-Standardschriftart"><text:span text:style-name="T84"> </text:span></text:span><text:span text:style-name="Absatz-Standardschriftart"><text:span text:style-name="T73">następnie</text:span></text:span><text:span text:style-name="Absatz-Standardschriftart"><text:span text:style-name="T101"> </text:span></text:span><text:span text:style-name="Absatz-Standardschriftart"><text:span text:style-name="T73">zasypia</text:span></text:span><text:span text:style-name="Absatz-Standardschriftart"><text:span text:style-name="T99"> </text:span></text:span><text:span text:style-name="T122">i</text:span><text:span text:style-name="Absatz-Standardschriftart"><text:span text:style-name="T95"> </text:span></text:span><text:span text:style-name="Absatz-Standardschriftart"><text:span text:style-name="T73">budzi</text:span></text:span><text:span text:style-name="Absatz-Standardschriftart"><text:span text:style-name="T99"> </text:span></text:span><text:span text:style-name="Absatz-Standardschriftart"><text:span text:style-name="T73">się,</text:span></text:span><text:span text:style-name="Absatz-Standardschriftart"><text:span text:style-name="T101"> </text:span></text:span><text:span text:style-name="Absatz-Standardschriftart"><text:span text:style-name="T73">kiedy</text:span></text:span><text:span text:style-name="Absatz-Standardschriftart"><text:span text:style-name="T96"> </text:span></text:span><text:span text:style-name="Absatz-Standardschriftart"><text:span text:style-name="T73">nadejdzie</text:span></text:span><text:span text:style-name="Absatz-Standardschriftart"><text:span text:style-name="T96"> </text:span></text:span><text:span text:style-name="Absatz-Standardschriftart"><text:span text:style-name="T73">czas</text:span></text:span><text:span text:style-name="Absatz-Standardschriftart"><text:span text:style-name="T101"> </text:span></text:span><text:span text:style-name="T122">na</text:span><text:span text:style-name="Absatz-Standardschriftart"><text:span text:style-name="T101"> </text:span></text:span><text:span text:style-name="Absatz-Standardschriftart"><text:span text:style-name="T73">wykonanie</text:span></text:span><text:span text:style-name="Absatz-Standardschriftart"><text:span text:style-name="T102"> </text:span></text:span><text:span text:style-name="Absatz-Standardschriftart"><text:span text:style-name="T73">kolejnego</text:span></text:span><text:span text:style-name="Absatz-Standardschriftart"><text:span text:style-name="T96"> </text:span></text:span><text:span text:style-name="Absatz-Standardschriftart"><text:span text:style-name="T73">zadania.</text:span></text:span><text:span text:style-name="Absatz-Standardschriftart"><text:span text:style-name="T99"> </text:span></text:span><text:span text:style-name="Absatz-Standardschriftart"><text:span text:style-name="T73">Demon</text:span></text:span><text:span text:style-name="Absatz-Standardschriftart"><text:span text:style-name="T83"> </text:span></text:span><text:span text:style-name="Absatz-Standardschriftart"><text:span text:style-name="T73">zapisuje</text:span></text:span><text:span text:style-name="Absatz-Standardschriftart"><text:span text:style-name="T99"> </text:span></text:span><text:span text:style-name="T122">do</text:span><text:span text:style-name="Absatz-Standardschriftart"><text:span text:style-name="T101"> </text:span></text:span><text:span text:style-name="Absatz-Standardschriftart"><text:span text:style-name="T73">logu</text:span></text:span><text:span text:style-name="Absatz-Standardschriftart"><text:span text:style-name="T99"> </text:span></text:span><text:span text:style-name="Absatz-Standardschriftart"><text:span text:style-name="T73">systemowego</text:span></text:span><text:span text:style-name="Absatz-Standardschriftart"><text:span text:style-name="T101"> </text:span></text:span><text:span text:style-name="Absatz-Standardschriftart"><text:span text:style-name="T73">informacje</text:span></text:span><text:span text:style-name="Absatz-Standardschriftart"><text:span text:style-name="T101"> </text:span></text:span><text:span text:style-name="T122">o</text:span><text:span text:style-name="Absatz-Standardschriftart"><text:span text:style-name="T101"> </text:span></text:span><text:span text:style-name="Absatz-Standardschriftart"><text:span text:style-name="T73">uruchomieniu</text:span></text:span><text:span text:style-name="Absatz-Standardschriftart"><text:span text:style-name="T102"> </text:span></text:span><text:span text:style-name="Absatz-Standardschriftart"><text:span text:style-name="T73">zadania</text:span></text:span><text:span text:style-name="Absatz-Standardschriftart"><text:span text:style-name="T99"> </text:span></text:span><text:span text:style-name="T122">i</text:span><text:span text:style-name="Absatz-Standardschriftart"><text:span text:style-name="T101"> </text:span></text:span><text:span text:style-name="T122">kodzie</text:span><text:span text:style-name="Absatz-Standardschriftart"><text:span text:style-name="T96"> </text:span></text:span><text:span text:style-name="Absatz-Standardschriftart"><text:span text:style-name="T73">wyjścia,</text:span></text:span><text:span text:style-name="Absatz-Standardschriftart"><text:span text:style-name="T102"> </text:span></text:span><text:span text:style-name="T122">a</text:span><text:span text:style-name="Absatz-Standardschriftart"><text:span text:style-name="T96"> </text:span></text:span><text:span text:style-name="Absatz-Standardschriftart"><text:span text:style-name="T73">także</text:span></text:span><text:span text:style-name="Absatz-Standardschriftart"><text:span text:style-name="T99"> </text:span></text:span><text:span text:style-name="Absatz-Standardschriftart"><text:span text:style-name="T73">listę</text:span></text:span><text:span text:style-name="Absatz-Standardschriftart"><text:span text:style-name="T86"> </text:span></text:span><text:span text:style-name="Absatz-Standardschriftart"><text:span text:style-name="T73">pozostałych</text:span></text:span><text:span text:style-name="Absatz-Standardschriftart"><text:span text:style-name="T99"> </text:span></text:span><text:span text:style-name="T122">do</text:span><text:span text:style-name="Absatz-Standardschriftart"><text:span text:style-name="T101"> </text:span></text:span><text:span text:style-name="Absatz-Standardschriftart"><text:span text:style-name="T73">wykonania</text:span></text:span><text:span text:style-name="Absatz-Standardschriftart"><text:span text:style-name="T96"> </text:span></text:span><text:span text:style-name="Absatz-Standardschriftart"><text:span text:style-name="T73">zadań</text:span></text:span><text:span text:style-name="Absatz-Standardschriftart"><text:span text:style-name="T101"> </text:span></text:span><text:span text:style-name="Absatz-Standardschriftart"><text:span text:style-name="T73">(wyłącznie</text:span></text:span><text:span text:style-name="Absatz-Standardschriftart"><text:span text:style-name="T96"> </text:span></text:span><text:span text:style-name="T122">po</text:span><text:span text:style-name="Absatz-Standardschriftart"><text:span text:style-name="T101"> </text:span></text:span><text:span text:style-name="Absatz-Standardschriftart"><text:span text:style-name="T73">otrzymaniu</text:span></text:span><text:span text:style-name="Absatz-Standardschriftart"><text:span text:style-name="T99"> </text:span></text:span><text:span text:style-name="Absatz-Standardschriftart"><text:span text:style-name="T73">sygnały</text:span></text:span><text:span text:style-name="Absatz-Standardschriftart"><text:span text:style-name="T99"> </text:span></text:span><text:span text:style-name="Absatz-Standardschriftart"><text:span text:style-name="T73">SIGUSR2).</text:span></text:span><text:span text:style-name="Absatz-Standardschriftart"><text:span text:style-name="T101"> </text:span></text:span><text:span text:style-name="Absatz-Standardschriftart"><text:span text:style-name="T73">Obsługiwane</text:span></text:span><text:span text:style-name="Absatz-Standardschriftart"><text:span text:style-name="T96"> </text:span></text:span><text:span text:style-name="T122">są</text:span><text:span text:style-name="Absatz-Standardschriftart"><text:span text:style-name="T82"> </text:span></text:span><text:span text:style-name="Absatz-Standardschriftart"><text:span text:style-name="T73">potoki.</text:span></text:span><text:span text:style-name="Absatz-Standardschriftart"><text:span text:style-name="T99"> </text:span></text:span><text:span text:style-name="Absatz-Standardschriftart"><text:span text:style-name="T73">Program</text:span></text:span><text:span text:style-name="Absatz-Standardschriftart"><text:span text:style-name="T99"> </text:span></text:span><text:span text:style-name="Absatz-Standardschriftart"><text:span text:style-name="T73">został</text:span></text:span><text:span text:style-name="Absatz-Standardschriftart"><text:span text:style-name="T102"> </text:span></text:span><text:span text:style-name="Absatz-Standardschriftart"><text:span text:style-name="T73">napisany</text:span></text:span><text:span text:style-name="Absatz-Standardschriftart"><text:span text:style-name="T99"> </text:span></text:span><text:span text:style-name="T122">w</text:span><text:span text:style-name="Absatz-Standardschriftart"><text:span text:style-name="T99"> </text:span></text:span><text:span text:style-name="Absatz-Standardschriftart"><text:span text:style-name="T73">języku</text:span></text:span><text:span text:style-name="Absatz-Standardschriftart"><text:span text:style-name="T102"> </text:span></text:span><text:span text:style-name="T122">C</text:span><text:span text:style-name="Absatz-Standardschriftart"><text:span text:style-name="T101"> </text:span></text:span><text:span text:style-name="T122">z</text:span><text:span text:style-name="Absatz-Standardschriftart"><text:span text:style-name="T99"> </text:span></text:span><text:span text:style-name="Absatz-Standardschriftart"><text:span text:style-name="T73">zastosowaniem</text:span></text:span><text:span text:style-name="Absatz-Standardschriftart"><text:span text:style-name="T104"> </text:span></text:span><text:span text:style-name="T122">API</text:span><text:span text:style-name="Absatz-Standardschriftart"><text:span text:style-name="T99"> </text:span></text:span><text:span text:style-name="Absatz-Standardschriftart"><text:span text:style-name="T73">Linuksa.</text:span></text:span></text:p>
      <text:p text:style-name="P28"/>
      <text:list xml:id="list5722514015171" text:continue-numbering="true" text:style-name="L1">
        <text:list-item>
          <text:p text:style-name="P46"><text:span text:style-name="Absatz-Standardschriftart"><text:span text:style-name="T73">Sposób</text:span></text:span><text:span text:style-name="Absatz-Standardschriftart"><text:span text:style-name="T101"> </text:span></text:span><text:span text:style-name="Absatz-Standardschriftart"><text:span text:style-name="T73">wywołania</text:span></text:span></text:p>
        </text:list-item>
      </text:list>
      <text:p text:style-name="P23"/>
      <text:p text:style-name="P5"><text:span text:style-name="Absatz-Standardschriftart"><text:span text:style-name="T73">Mini-cron</text:span></text:span><text:span text:style-name="Absatz-Standardschriftart"><text:span text:style-name="T95"> </text:span></text:span><text:span text:style-name="Absatz-Standardschriftart"><text:span text:style-name="T73">można</text:span></text:span><text:span text:style-name="Absatz-Standardschriftart"><text:span text:style-name="T96"> </text:span></text:span><text:span text:style-name="Absatz-Standardschriftart"><text:span text:style-name="T73">uruchomić</text:span></text:span><text:span text:style-name="Absatz-Standardschriftart"><text:span text:style-name="T96"> </text:span></text:span><text:span text:style-name="Absatz-Standardschriftart"><text:span text:style-name="T73">przez</text:span></text:span><text:span text:style-name="Absatz-Standardschriftart"><text:span text:style-name="T96"> </text:span></text:span><text:span text:style-name="Absatz-Standardschriftart"><text:span text:style-name="T73">wpisanie</text:span></text:span><text:span text:style-name="Absatz-Standardschriftart"><text:span text:style-name="T95"> </text:span></text:span><text:span text:style-name="T122">w</text:span><text:span text:style-name="Absatz-Standardschriftart"><text:span text:style-name="T95"> </text:span></text:span><text:span text:style-name="Absatz-Standardschriftart"><text:span text:style-name="T73">terminalu</text:span></text:span><text:span text:style-name="Absatz-Standardschriftart"><text:span text:style-name="T96"> </text:span></text:span><text:span text:style-name="Absatz-Standardschriftart"><text:span text:style-name="T73">polecenia</text:span></text:span></text:p>
      <text:p text:style-name="P29"/>
      <text:p text:style-name="Text_20_body"><text:span text:style-name="Absatz-Standardschriftart"><text:span text:style-name="T129">./</text:span></text:span><text:span text:style-name="Absatz-Standardschriftart"><text:span text:style-name="T130">minicron &lt;taskfile&gt; &lt;outfile&gt;</text:span></text:span></text:p>
      <text:p text:style-name="P26"/>
      <text:p text:style-name="P5"><text:span text:style-name="T122">(pod</text:span><text:span text:style-name="Absatz-Standardschriftart"><text:span text:style-name="T96"> </text:span></text:span><text:span text:style-name="Absatz-Standardschriftart"><text:span text:style-name="T73">warunkiem,</text:span></text:span><text:span text:style-name="Absatz-Standardschriftart"><text:span text:style-name="T101"> </text:span></text:span><text:span text:style-name="Absatz-Standardschriftart"><text:span text:style-name="T73">że</text:span></text:span><text:span text:style-name="Absatz-Standardschriftart"><text:span text:style-name="T99"> </text:span></text:span><text:span text:style-name="Absatz-Standardschriftart"><text:span text:style-name="T73">znajdujemy</text:span></text:span><text:span text:style-name="Absatz-Standardschriftart"><text:span text:style-name="T101"> </text:span></text:span><text:span text:style-name="Absatz-Standardschriftart"><text:span text:style-name="T73">się</text:span></text:span><text:span text:style-name="Absatz-Standardschriftart"><text:span text:style-name="T99"> </text:span></text:span><text:span text:style-name="T122">w</text:span><text:span text:style-name="Absatz-Standardschriftart"><text:span text:style-name="T95"> </text:span></text:span><text:span text:style-name="Absatz-Standardschriftart"><text:span text:style-name="T73">katalogu</text:span></text:span><text:span text:style-name="Absatz-Standardschriftart"><text:span text:style-name="T101"> </text:span></text:span><text:span text:style-name="T122">programu).</text:span></text:p>
      <text:p text:style-name="P29"/>
      <text:p text:style-name="Text_20_body"><text:span text:style-name="Absatz-Standardschriftart"><text:span text:style-name="T131">taskfile</text:span></text:span><text:span text:style-name="Absatz-Standardschriftart"><text:span text:style-name="T15"> </text:span></text:span><text:span text:style-name="Absatz-Standardschriftart"><text:span text:style-name="T16">to</text:span></text:span><text:span text:style-name="Absatz-Standardschriftart"><text:span text:style-name="T18"> </text:span></text:span><text:span text:style-name="Absatz-Standardschriftart"><text:span text:style-name="T16">plik</text:span></text:span><text:span text:style-name="Absatz-Standardschriftart"><text:span text:style-name="T18"> </text:span></text:span><text:span text:style-name="Absatz-Standardschriftart"><text:span text:style-name="T16">przechowujący</text:span></text:span><text:span text:style-name="Absatz-Standardschriftart"><text:span text:style-name="T19"> </text:span></text:span><text:span text:style-name="Absatz-Standardschriftart"><text:span text:style-name="T16">zadania</text:span></text:span><text:span text:style-name="Absatz-Standardschriftart"><text:span text:style-name="T19"> </text:span></text:span><text:span text:style-name="Absatz-Standardschriftart"><text:span text:style-name="T21">do</text:span></text:span><text:span text:style-name="Absatz-Standardschriftart"><text:span text:style-name="T18"> </text:span></text:span><text:span text:style-name="Absatz-Standardschriftart"><text:span text:style-name="T16">uruchomienia</text:span></text:span><text:span text:style-name="Absatz-Standardschriftart"><text:span text:style-name="T19"> </text:span></text:span><text:span text:style-name="Absatz-Standardschriftart"><text:span text:style-name="T16">przez</text:span></text:span><text:span text:style-name="Absatz-Standardschriftart"><text:span text:style-name="T18"> </text:span></text:span><text:span text:style-name="Absatz-Standardschriftart"><text:span text:style-name="T16">demon</text:span></text:span><text:span text:style-name="Absatz-Standardschriftart"><text:span text:style-name="T18"> </text:span></text:span><text:span text:style-name="Absatz-Standardschriftart"><text:span text:style-name="T21">w</text:span></text:span><text:span text:style-name="Absatz-Standardschriftart"><text:span text:style-name="T19"> </text:span></text:span><text:span text:style-name="Absatz-Standardschriftart"><text:span text:style-name="T16">następującym</text:span></text:span><text:span text:style-name="Absatz-Standardschriftart"><text:span text:style-name="T23"> </text:span></text:span><text:span text:style-name="Absatz-Standardschriftart"><text:span text:style-name="T16">formacie</text:span></text:span></text:p>
      <text:p text:style-name="P15"/>
      <text:p text:style-name="Text_20_body"><text:span text:style-name="Absatz-Standardschriftart"><text:span text:style-name="T134">&lt;hour&gt;:&lt;minute&gt;:&lt;command&gt;:&lt;info&gt;</text:span></text:span></text:p>
      <text:p text:style-name="P32"/>
      <text:p text:style-name="Textkörper"><text:span text:style-name="Absatz-Standardschriftart"><text:span text:style-name="T98">Przy</text:span></text:span><text:span text:style-name="Absatz-Standardschriftart"><text:span text:style-name="T106"> </text:span></text:span><text:span text:style-name="Absatz-Standardschriftart"><text:span text:style-name="T98">czym</text:span></text:span><text:span text:style-name="Absatz-Standardschriftart"><text:span text:style-name="T106"> </text:span></text:span><text:span text:style-name="Absatz-Standardschriftart"><text:span text:style-name="T126">command</text:span></text:span><text:span text:style-name="Absatz-Standardschriftart"><text:span text:style-name="T87"> </text:span></text:span><text:span text:style-name="Absatz-Standardschriftart"><text:span text:style-name="T98">jest</text:span></text:span><text:span text:style-name="Absatz-Standardschriftart"><text:span text:style-name="T108"> </text:span></text:span><text:span text:style-name="Absatz-Standardschriftart"><text:span text:style-name="T98">dowolnym</text:span></text:span><text:span text:style-name="Absatz-Standardschriftart"><text:span text:style-name="T109"> </text:span></text:span><text:span text:style-name="Absatz-Standardschriftart"><text:span text:style-name="T98">programem</text:span></text:span><text:span text:style-name="Absatz-Standardschriftart"><text:span text:style-name="T106"> </text:span></text:span><text:span text:style-name="Absatz-Standardschriftart"><text:span text:style-name="T98">lub</text:span></text:span><text:span text:style-name="Absatz-Standardschriftart"><text:span text:style-name="T106"> </text:span></text:span><text:span text:style-name="Absatz-Standardschriftart"><text:span text:style-name="T98">potokiem</text:span></text:span><text:span text:style-name="Absatz-Standardschriftart"><text:span text:style-name="T106"> </text:span></text:span><text:span text:style-name="Absatz-Standardschriftart"><text:span text:style-name="T103">programów,</text:span></text:span><text:span text:style-name="Absatz-Standardschriftart"><text:span text:style-name="T106"> </text:span></text:span><text:span text:style-name="Absatz-Standardschriftart"><text:span text:style-name="T123">a</text:span></text:span><text:span text:style-name="Absatz-Standardschriftart"><text:span text:style-name="T108"> </text:span></text:span><text:span text:style-name="Absatz-Standardschriftart"><text:span text:style-name="T98">parametr</text:span></text:span><text:span text:style-name="Absatz-Standardschriftart"><text:span text:style-name="T110"> </text:span></text:span><text:span text:style-name="Absatz-Standardschriftart"><text:span text:style-name="T93">info</text:span></text:span></text:p>
      <text:p text:style-name="P3"><text:span text:style-name="Absatz-Standardschriftart"><text:span text:style-name="T73">przyjmuje</text:span></text:span><text:span text:style-name="Absatz-Standardschriftart"><text:span text:style-name="T111"> </text:span></text:span><text:span text:style-name="Absatz-Standardschriftart"><text:span text:style-name="T73">następujące</text:span></text:span><text:span text:style-name="Absatz-Standardschriftart"><text:span text:style-name="T112"> </text:span></text:span><text:span text:style-name="Absatz-Standardschriftart"><text:span text:style-name="T73">wartości:</text:span></text:span></text:p>
      <text:list xml:id="list8203395440397796677" text:style-name="L2">
        <text:list-item>
          <text:p text:style-name="P42"><text:span text:style-name="T122">0</text:span><text:span text:style-name="Absatz-Standardschriftart"><text:span text:style-name="T101"> </text:span></text:span><text:span text:style-name="T122">–</text:span><text:span text:style-name="Absatz-Standardschriftart"><text:span text:style-name="T101"> </text:span></text:span><text:span text:style-name="Absatz-Standardschriftart"><text:span text:style-name="T73">treść</text:span></text:span><text:span text:style-name="Absatz-Standardschriftart"><text:span text:style-name="T96"> </text:span></text:span><text:span text:style-name="Absatz-Standardschriftart"><text:span text:style-name="T73">wypisywana</text:span></text:span><text:span text:style-name="Absatz-Standardschriftart"><text:span text:style-name="T96"> </text:span></text:span><text:span text:style-name="Absatz-Standardschriftart"><text:span text:style-name="T73">przez</text:span></text:span><text:span text:style-name="Absatz-Standardschriftart"><text:span text:style-name="T99"> </text:span></text:span><text:span text:style-name="Absatz-Standardschriftart"><text:span text:style-name="T73">polecenie</text:span></text:span><text:span text:style-name="Absatz-Standardschriftart"><text:span text:style-name="T99"> </text:span></text:span><text:span text:style-name="Absatz-Standardschriftart"><text:span text:style-name="T73">jest</text:span></text:span><text:span text:style-name="Absatz-Standardschriftart"><text:span text:style-name="T96"> </text:span></text:span><text:span text:style-name="Absatz-Standardschriftart"><text:span text:style-name="T73">przekazywana</text:span></text:span><text:span text:style-name="Absatz-Standardschriftart"><text:span text:style-name="T96"> </text:span></text:span><text:span text:style-name="T122">na</text:span><text:span text:style-name="Absatz-Standardschriftart"><text:span text:style-name="T99"> </text:span></text:span><text:span text:style-name="Absatz-Standardschriftart"><text:span text:style-name="T73">standardowe</text:span></text:span><text:span text:style-name="Absatz-Standardschriftart"><text:span text:style-name="T96"> </text:span></text:span><text:span text:style-name="Absatz-Standardschriftart"><text:span text:style-name="T73">wyjście</text:span></text:span><text:span text:style-name="Absatz-Standardschriftart"><text:span text:style-name="T96"> </text:span></text:span><text:span text:style-name="Absatz-Standardschriftart"><text:span text:style-name="T73">(stdout)</text:span></text:span></text:p>
        </text:list-item>
        <text:list-item>
          <text:p text:style-name="P44"><text:span text:style-name="T122">1</text:span><text:span text:style-name="Absatz-Standardschriftart"><text:span text:style-name="T101"> </text:span></text:span><text:span text:style-name="T122">–</text:span><text:span text:style-name="Absatz-Standardschriftart"><text:span text:style-name="T99"> </text:span></text:span><text:span text:style-name="Absatz-Standardschriftart"><text:span text:style-name="T73">treść</text:span></text:span><text:span text:style-name="Absatz-Standardschriftart"><text:span text:style-name="T96"> </text:span></text:span><text:span text:style-name="Absatz-Standardschriftart"><text:span text:style-name="T73">wypisywana</text:span></text:span><text:span text:style-name="Absatz-Standardschriftart"><text:span text:style-name="T101"> </text:span></text:span><text:span text:style-name="Absatz-Standardschriftart"><text:span text:style-name="T73">przez</text:span></text:span><text:span text:style-name="Absatz-Standardschriftart"><text:span text:style-name="T99"> </text:span></text:span><text:span text:style-name="Absatz-Standardschriftart"><text:span text:style-name="T73">polecenie</text:span></text:span><text:span text:style-name="Absatz-Standardschriftart"><text:span text:style-name="T102"> </text:span></text:span><text:span text:style-name="Absatz-Standardschriftart"><text:span text:style-name="T73">jest</text:span></text:span><text:span text:style-name="Absatz-Standardschriftart"><text:span text:style-name="T96"> </text:span></text:span><text:span text:style-name="Absatz-Standardschriftart"><text:span text:style-name="T73">przekazywana</text:span></text:span><text:span text:style-name="Absatz-Standardschriftart"><text:span text:style-name="T101"> </text:span></text:span><text:span text:style-name="T122">na</text:span><text:span text:style-name="Absatz-Standardschriftart"><text:span text:style-name="T99"> </text:span></text:span><text:span text:style-name="Absatz-Standardschriftart"><text:span text:style-name="T73">wyjście</text:span></text:span><text:span text:style-name="Absatz-Standardschriftart"><text:span text:style-name="T101"> </text:span></text:span><text:span text:style-name="Absatz-Standardschriftart"><text:span text:style-name="T73">błędów</text:span></text:span><text:span text:style-name="Absatz-Standardschriftart"><text:span text:style-name="T101"> </text:span></text:span><text:span text:style-name="Absatz-Standardschriftart"><text:span text:style-name="T73">(stderr)</text:span></text:span></text:p>
        </text:list-item>
        <text:list-item>
          <text:p text:style-name="P42"><text:span text:style-name="T122">2</text:span><text:span text:style-name="Absatz-Standardschriftart"><text:span text:style-name="T101"> </text:span></text:span><text:span text:style-name="T122">–</text:span><text:span text:style-name="Absatz-Standardschriftart"><text:span text:style-name="T101"> </text:span></text:span><text:span text:style-name="Absatz-Standardschriftart"><text:span text:style-name="T73">treść</text:span></text:span><text:span text:style-name="Absatz-Standardschriftart"><text:span text:style-name="T96"> </text:span></text:span><text:span text:style-name="Absatz-Standardschriftart"><text:span text:style-name="T73">wypisywana</text:span></text:span><text:span text:style-name="Absatz-Standardschriftart"><text:span text:style-name="T101"> </text:span></text:span><text:span text:style-name="Absatz-Standardschriftart"><text:span text:style-name="T73">przez</text:span></text:span><text:span text:style-name="Absatz-Standardschriftart"><text:span text:style-name="T99"> </text:span></text:span><text:span text:style-name="Absatz-Standardschriftart"><text:span text:style-name="T73">polecenie</text:span></text:span><text:span text:style-name="Absatz-Standardschriftart"><text:span text:style-name="T99"> </text:span></text:span><text:span text:style-name="Absatz-Standardschriftart"><text:span text:style-name="T73">jest</text:span></text:span><text:span text:style-name="Absatz-Standardschriftart"><text:span text:style-name="T101"> </text:span></text:span><text:span text:style-name="Absatz-Standardschriftart"><text:span text:style-name="T73">przekazywana</text:span></text:span><text:span text:style-name="Absatz-Standardschriftart"><text:span text:style-name="T96"> </text:span></text:span><text:span text:style-name="Absatz-Standardschriftart"><text:span text:style-name="T73">zarówno</text:span></text:span><text:span text:style-name="Absatz-Standardschriftart"><text:span text:style-name="T101"> </text:span></text:span><text:span text:style-name="T122">na</text:span><text:span text:style-name="Absatz-Standardschriftart"><text:span text:style-name="T99"> </text:span></text:span><text:span text:style-name="Absatz-Standardschriftart"><text:span text:style-name="T73">standardowe</text:span></text:span><text:span text:style-name="Absatz-Standardschriftart"><text:span text:style-name="T101"> </text:span></text:span><text:span text:style-name="Absatz-Standardschriftart"><text:span text:style-name="T73">wyjście,</text:span></text:span><text:span text:style-name="Absatz-Standardschriftart"><text:span text:style-name="T81"> </text:span></text:span><text:span text:style-name="Absatz-Standardschriftart"><text:span text:style-name="T73">jak</text:span></text:span><text:span text:style-name="Absatz-Standardschriftart"><text:span text:style-name="T99"> </text:span></text:span><text:span text:style-name="T122">i</text:span><text:span text:style-name="Absatz-Standardschriftart"><text:span text:style-name="T97"> </text:span></text:span><text:span text:style-name="T122">na</text:span><text:span text:style-name="Absatz-Standardschriftart"><text:span text:style-name="T99"> </text:span></text:span><text:span text:style-name="Absatz-Standardschriftart"><text:span text:style-name="T73">wyjście</text:span></text:span><text:span text:style-name="Absatz-Standardschriftart"><text:span text:style-name="T99"> </text:span></text:span><text:span text:style-name="T122">błędów</text:span></text:p>
        </text:list-item>
      </text:list>
      <text:p text:style-name="P22"/>
      <text:p text:style-name="Text_20_body"><text:span text:style-name="Absatz-Standardschriftart"><text:span text:style-name="T131">outfile</text:span></text:span><text:span text:style-name="Absatz-Standardschriftart"><text:span text:style-name="T24"> </text:span></text:span><text:span text:style-name="Absatz-Standardschriftart"><text:span text:style-name="T16">jest</text:span></text:span><text:span text:style-name="Absatz-Standardschriftart"><text:span text:style-name="T18"> </text:span></text:span><text:span text:style-name="Absatz-Standardschriftart"><text:span text:style-name="T16">plikiem</text:span></text:span><text:span text:style-name="Absatz-Standardschriftart"><text:span text:style-name="T18"> </text:span></text:span><text:span text:style-name="Absatz-Standardschriftart"><text:span text:style-name="T16">zawierającym</text:span></text:span><text:span text:style-name="Absatz-Standardschriftart"><text:span text:style-name="T19"> </text:span></text:span><text:span text:style-name="Absatz-Standardschriftart"><text:span text:style-name="T16">informacje</text:span></text:span><text:span text:style-name="Absatz-Standardschriftart"><text:span text:style-name="T23"> </text:span></text:span><text:span text:style-name="Absatz-Standardschriftart"><text:span text:style-name="T16">zlecane</text:span></text:span><text:span text:style-name="Absatz-Standardschriftart"><text:span text:style-name="T19"> </text:span></text:span><text:span text:style-name="Absatz-Standardschriftart"><text:span text:style-name="T21">przez</text:span></text:span><text:span text:style-name="Absatz-Standardschriftart"><text:span text:style-name="T19"> </text:span></text:span><text:span text:style-name="Absatz-Standardschriftart"><text:span text:style-name="T16">użytkownika</text:span></text:span><text:span text:style-name="Absatz-Standardschriftart"><text:span text:style-name="T19"> </text:span></text:span><text:span text:style-name="Absatz-Standardschriftart"><text:span text:style-name="T16">wraz</text:span></text:span><text:span text:style-name="Absatz-Standardschriftart"><text:span text:style-name="T18"> </text:span></text:span><text:span text:style-name="Absatz-Standardschriftart"><text:span text:style-name="T21">z</text:span></text:span><text:span text:style-name="Absatz-Standardschriftart"><text:span text:style-name="T19"> </text:span></text:span><text:span text:style-name="Absatz-Standardschriftart"><text:span text:style-name="T16">informacją</text:span></text:span><text:span text:style-name="Absatz-Standardschriftart"><text:span text:style-name="T19"> </text:span></text:span><text:span text:style-name="Absatz-Standardschriftart"><text:span text:style-name="T21">o</text:span></text:span><text:span text:style-name="Absatz-Standardschriftart"><text:span text:style-name="T25"> </text:span></text:span><text:span text:style-name="Absatz-Standardschriftart"><text:span text:style-name="T6">poleceniu,</text:span></text:span><text:span text:style-name="Absatz-Standardschriftart"><text:span text:style-name="T27"> </text:span></text:span><text:span text:style-name="Absatz-Standardschriftart"><text:span text:style-name="T6">które</text:span></text:span><text:span text:style-name="Absatz-Standardschriftart"><text:span text:style-name="T27"> </text:span></text:span><text:span text:style-name="Absatz-Standardschriftart"><text:span text:style-name="T6">je</text:span></text:span><text:span text:style-name="Absatz-Standardschriftart"><text:span text:style-name="T12"> </text:span></text:span><text:span text:style-name="Absatz-Standardschriftart"><text:span text:style-name="T6">wygenerowało.</text:span></text:span></text:p>
      <text:p text:style-name="P16"/>
      <text:list xml:id="list225720379857630" text:style-name="L1">
        <text:list-item>
          <text:p text:style-name="P46"><text:span text:style-name="Absatz-Standardschriftart"><text:span text:style-name="T73">Opis</text:span></text:span><text:span text:style-name="Absatz-Standardschriftart"><text:span text:style-name="T99"> </text:span></text:span><text:span text:style-name="Absatz-Standardschriftart"><text:span text:style-name="T73">bibliotek</text:span></text:span><text:span text:style-name="Absatz-Standardschriftart"><text:span text:style-name="T99"> </text:span></text:span><text:span text:style-name="T122">i</text:span><text:span text:style-name="Absatz-Standardschriftart"><text:span text:style-name="T99"> </text:span></text:span><text:span text:style-name="Absatz-Standardschriftart"><text:span text:style-name="T73">funkcji</text:span></text:span><text:span text:style-name="Absatz-Standardschriftart"><text:span text:style-name="T102"> </text:span></text:span><text:span text:style-name="Absatz-Standardschriftart"><text:span text:style-name="T97">programu</text:span></text:span></text:p>
        </text:list-item>
      </text:list>
      <text:p text:style-name="P23"/>
      <text:p text:style-name="P6"><text:span text:style-name="Absatz-Standardschriftart"><text:span text:style-name="T5">Biblioteka</text:span></text:span><text:span text:style-name="Absatz-Standardschriftart"><text:span text:style-name="T9"> </text:span></text:span><text:span text:style-name="Absatz-Standardschriftart"><text:span text:style-name="T8">command_list.h</text:span></text:span></text:p>
      <text:p text:style-name="P30"/>
      <text:p text:style-name="Text_20_body"><text:span text:style-name="Absatz-Standardschriftart"><text:span text:style-name="T16"><text:tab/>Zawiera</text:span></text:span><text:span text:style-name="Absatz-Standardschriftart"><text:span text:style-name="T34"> </text:span></text:span><text:span text:style-name="Absatz-Standardschriftart"><text:span text:style-name="T16">implementację</text:span></text:span><text:span text:style-name="Absatz-Standardschriftart"><text:span text:style-name="T33"> </text:span></text:span><text:span text:style-name="Absatz-Standardschriftart"><text:span text:style-name="T16">struktury</text:span></text:span><text:span text:style-name="Absatz-Standardschriftart"><text:span text:style-name="T34"> </text:span></text:span><text:span text:style-name="Absatz-Standardschriftart"><text:span text:style-name="T131">SingleCommand</text:span></text:span><text:span text:style-name="Absatz-Standardschriftart"><text:span text:style-name="T66">,</text:span></text:span><text:span text:style-name="Absatz-Standardschriftart"><text:span text:style-name="T33"> </text:span></text:span><text:span text:style-name="Absatz-Standardschriftart"><text:span text:style-name="T16">która</text:span></text:span><text:span text:style-name="Absatz-Standardschriftart"><text:span text:style-name="T34"> </text:span></text:span><text:span text:style-name="Absatz-Standardschriftart"><text:span text:style-name="T16">przechowuje</text:span></text:span><text:span text:style-name="Absatz-Standardschriftart"><text:span text:style-name="T34"> </text:span></text:span><text:span text:style-name="Absatz-Standardschriftart"><text:span text:style-name="T16">zadania</text:span></text:span><text:span text:style-name="Absatz-Standardschriftart"><text:span text:style-name="T32"> </text:span></text:span><text:span text:style-name="Absatz-Standardschriftart"><text:span text:style-name="T21">do</text:span></text:span><text:span text:style-name="Absatz-Standardschriftart"><text:span text:style-name="T35"> </text:span></text:span><text:span text:style-name="Absatz-Standardschriftart"><text:span text:style-name="T16">wykonania</text:span></text:span><text:span text:style-name="Absatz-Standardschriftart"><text:span text:style-name="T37"> </text:span></text:span><text:span text:style-name="Absatz-Standardschriftart"><text:span text:style-name="T16">oraz</text:span></text:span><text:span text:style-name="Absatz-Standardschriftart"><text:span text:style-name="T39"> </text:span></text:span><text:span text:style-name="Absatz-Standardschriftart"><text:span text:style-name="T16">wskaźnik</text:span></text:span><text:span text:style-name="Absatz-Standardschriftart"><text:span text:style-name="T70"> </text:span></text:span><text:span text:style-name="Absatz-Standardschriftart"><text:span text:style-name="T131">CommandList</text:span></text:span><text:span text:style-name="Absatz-Standardschriftart"><text:span text:style-name="T66"> </text:span></text:span><text:span text:style-name="Absatz-Standardschriftart"><text:span text:style-name="T21">na</text:span></text:span><text:span text:style-name="Absatz-Standardschriftart"><text:span text:style-name="T37"> </text:span></text:span><text:span text:style-name="Absatz-Standardschriftart"><text:span text:style-name="T16">listę</text:span></text:span><text:span text:style-name="Absatz-Standardschriftart"><text:span text:style-name="T39"> </text:span></text:span><text:span text:style-name="Absatz-Standardschriftart"><text:span text:style-name="T16">zadań.</text:span></text:span><text:span text:style-name="Absatz-Standardschriftart"><text:span text:style-name="T39"> </text:span></text:span><text:span text:style-name="Absatz-Standardschriftart"><text:span text:style-name="T16">Struktura</text:span></text:span><text:span text:style-name="Absatz-Standardschriftart"><text:span text:style-name="T70"> </text:span></text:span><text:span text:style-name="Absatz-Standardschriftart"><text:span text:style-name="T131">SingleCommand</text:span></text:span><text:span text:style-name="Absatz-Standardschriftart"><text:span text:style-name="T71"> </text:span></text:span><text:span text:style-name="Absatz-Standardschriftart"><text:span text:style-name="T16">zawiera</text:span></text:span><text:span text:style-name="Absatz-Standardschriftart"><text:span text:style-name="T41"> </text:span></text:span><text:span text:style-name="Absatz-Standardschriftart"><text:span text:style-name="T16">czas</text:span></text:span><text:span text:style-name="Absatz-Standardschriftart"><text:span text:style-name="T32"> </text:span></text:span><text:span text:style-name="Absatz-Standardschriftart"><text:span text:style-name="T16">wykonania</text:span></text:span><text:span text:style-name="Absatz-Standardschriftart"><text:span text:style-name="T42"> </text:span></text:span><text:span text:style-name="Absatz-Standardschriftart"><text:span text:style-name="T16">zadania</text:span></text:span><text:span text:style-name="Absatz-Standardschriftart"><text:span text:style-name="T33"> </text:span></text:span><text:span text:style-name="Absatz-Standardschriftart"><text:span text:style-name="T16">(zmienna</text:span></text:span><text:span text:style-name="Absatz-Standardschriftart"><text:span text:style-name="T32"> </text:span></text:span><text:span text:style-name="Absatz-Standardschriftart"><text:span text:style-name="T16">typu</text:span></text:span><text:span text:style-name="Absatz-Standardschriftart"><text:span text:style-name="T69"> </text:span></text:span><text:span text:style-name="Absatz-Standardschriftart"><text:span text:style-name="T131">time_t</text:span></text:span><text:span text:style-name="Absatz-Standardschriftart"><text:span text:style-name="T44"> </text:span></text:span><text:span text:style-name="Absatz-Standardschriftart"><text:span text:style-name="T21">z</text:span></text:span><text:span text:style-name="Absatz-Standardschriftart"><text:span text:style-name="T33"> </text:span></text:span><text:span text:style-name="Absatz-Standardschriftart"><text:span text:style-name="T16">biblioteki</text:span></text:span><text:span text:style-name="Absatz-Standardschriftart"><text:span text:style-name="T45"> </text:span></text:span><text:span text:style-name="Absatz-Standardschriftart"><text:span text:style-name="T17">time.h</text:span></text:span><text:span text:style-name="Absatz-Standardschriftart"><text:span text:style-name="T43"> </text:span></text:span><text:span text:style-name="Absatz-Standardschriftart"><text:span text:style-name="T16">języka</text:span></text:span><text:span text:style-name="Absatz-Standardschriftart"><text:span text:style-name="T32"> </text:span></text:span><text:span text:style-name="Absatz-Standardschriftart"><text:span text:style-name="T16">C)</text:span></text:span><text:span text:style-name="Absatz-Standardschriftart"><text:span text:style-name="T32"> </text:span></text:span><text:span text:style-name="Absatz-Standardschriftart"><text:span text:style-name="T132">c</text:span></text:span><text:span text:style-name="Absatz-Standardschriftart"><text:span text:style-name="T131">ommandTime</text:span></text:span><text:span text:style-name="Absatz-Standardschriftart"><text:span text:style-name="T21">,</text:span></text:span><text:span text:style-name="Absatz-Standardschriftart"><text:span text:style-name="T31"> </text:span></text:span><text:span text:style-name="Absatz-Standardschriftart"><text:span text:style-name="T16">wskaźnik</text:span></text:span><text:span text:style-name="Absatz-Standardschriftart"><text:span text:style-name="T29"> </text:span></text:span><text:span text:style-name="Absatz-Standardschriftart"><text:span text:style-name="T21">na</text:span></text:span><text:span text:style-name="Absatz-Standardschriftart"><text:span text:style-name="T29"> </text:span></text:span><text:span text:style-name="Absatz-Standardschriftart"><text:span text:style-name="T16">tablicę</text:span></text:span><text:span text:style-name="Absatz-Standardschriftart"><text:span text:style-name="T28"> </text:span></text:span><text:span text:style-name="Absatz-Standardschriftart"><text:span text:style-name="T16">znaków</text:span></text:span><text:span text:style-name="Absatz-Standardschriftart"><text:span text:style-name="T68"> </text:span></text:span><text:span text:style-name="Absatz-Standardschriftart"><text:span text:style-name="T131">command</text:span></text:span><text:span text:style-name="Absatz-Standardschriftart"><text:span text:style-name="T72"> </text:span></text:span><text:span text:style-name="Absatz-Standardschriftart"><text:span text:style-name="T16">przechowujący</text:span></text:span><text:span text:style-name="Absatz-Standardschriftart"><text:span text:style-name="T28"> </text:span></text:span><text:span text:style-name="Absatz-Standardschriftart"><text:span text:style-name="T16">polecenie,</text:span></text:span><text:span text:style-name="Absatz-Standardschriftart"><text:span text:style-name="T29"> </text:span></text:span><text:span text:style-name="Absatz-Standardschriftart"><text:span text:style-name="T16">parametr</text:span></text:span><text:span text:style-name="Absatz-Standardschriftart"><text:span text:style-name="T30"> </text:span></text:span><text:span text:style-name="Absatz-Standardschriftart"><text:span text:style-name="T131">info</text:span></text:span><text:span text:style-name="Absatz-Standardschriftart"><text:span text:style-name="T20"> </text:span></text:span><text:span text:style-name="Absatz-Standardschriftart"><text:span text:style-name="T16">(opisany</text:span></text:span><text:span text:style-name="Absatz-Standardschriftart"><text:span text:style-name="T29"> </text:span></text:span><text:span text:style-name="Absatz-Standardschriftart"><text:span text:style-name="T21">w</text:span></text:span><text:span text:style-name="Absatz-Standardschriftart"><text:span text:style-name="T29"> </text:span></text:span><text:span text:style-name="Absatz-Standardschriftart"><text:span text:style-name="T16">pkt. </text:span></text:span><text:span text:style-name="T20">2</text:span><text:span text:style-name="Absatz-Standardschriftart"><text:span text:style-name="T14"> </text:span></text:span><text:span text:style-name="Absatz-Standardschriftart"><text:span text:style-name="T6">dokumentacji),</text:span></text:span><text:span text:style-name="Absatz-Standardschriftart"><text:span text:style-name="T46"> </text:span></text:span><text:span text:style-name="Absatz-Standardschriftart"><text:span text:style-name="T6">oraz</text:span></text:span><text:span text:style-name="Absatz-Standardschriftart"><text:span text:style-name="T27"> </text:span></text:span><text:span text:style-name="Absatz-Standardschriftart"><text:span text:style-name="T6">wskaźnik</text:span></text:span><text:span text:style-name="Absatz-Standardschriftart"><text:span text:style-name="T46"> </text:span></text:span><text:span text:style-name="T20">na</text:span><text:span text:style-name="Absatz-Standardschriftart"><text:span text:style-name="T14"> </text:span></text:span><text:span text:style-name="Absatz-Standardschriftart"><text:span text:style-name="T6">następne</text:span></text:span><text:span text:style-name="Absatz-Standardschriftart"><text:span text:style-name="T46"> </text:span></text:span><text:span text:style-name="Absatz-Standardschriftart"><text:span text:style-name="T6">polecenie.</text:span></text:span><text:span text:style-name="Absatz-Standardschriftart"><text:span text:style-name="T14"> </text:span></text:span><text:span text:style-name="Absatz-Standardschriftart"><text:span text:style-name="T6">Dodatkowo</text:span></text:span><text:span text:style-name="Absatz-Standardschriftart"><text:span text:style-name="T14"> </text:span></text:span><text:span text:style-name="Absatz-Standardschriftart"><text:span text:style-name="T6">znajdują</text:span></text:span><text:span text:style-name="Absatz-Standardschriftart"><text:span text:style-name="T46"> </text:span></text:span><text:span text:style-name="Absatz-Standardschriftart"><text:span text:style-name="T6">się</text:span></text:span><text:span text:style-name="Absatz-Standardschriftart"><text:span text:style-name="T14"> </text:span></text:span><text:span text:style-name="Absatz-Standardschriftart"><text:span text:style-name="T6">tam</text:span></text:span><text:span text:style-name="Absatz-Standardschriftart"><text:span text:style-name="T46"> </text:span></text:span><text:span text:style-name="Absatz-Standardschriftart"><text:span text:style-name="T6">funkcje</text:span></text:span><text:span text:style-name="Absatz-Standardschriftart"><text:span text:style-name="T47"> </text:span></text:span><text:span text:style-name="Absatz-Standardschriftart"><text:span text:style-name="T6">obsługujące</text:span></text:span><text:span text:style-name="Absatz-Standardschriftart"><text:span text:style-name="T14"> </text:span></text:span><text:span text:style-name="Absatz-Standardschriftart"><text:span text:style-name="T6">listę</text:span></text:span><text:span text:style-name="Absatz-Standardschriftart"><text:span text:style-name="T14"> </text:span></text:span><text:span text:style-name="Absatz-Standardschriftart"><text:span text:style-name="T6">zadań:</text:span></text:span></text:p>
      <text:p text:style-name="P29"/>
      <text:p text:style-name="P29"/>
      <text:p text:style-name="P29"/>
      <text:p text:style-name="P35"><text:soft-page-break/><text:span text:style-name="Absatz-Standardschriftart"><text:span text:style-name="T134">void addCommand(CommandList* root, int hour, int minute, char* command, int <text:s/>info, time_t now)</text:span></text:span></text:p>
      <text:p text:style-name="P35"><text:span text:style-name="Absatz-Standardschriftart"><text:span text:style-name="T134"/></text:span></text:p>
      <text:p text:style-name="P35"><text:span text:style-name="Absatz-Standardschriftart"><text:span text:style-name="T136"><text:tab/></text:span></text:span><text:span text:style-name="Absatz-Standardschriftart"><text:span text:style-name="T6">Funkcja</text:span></text:span><text:span text:style-name="Absatz-Standardschriftart"><text:span text:style-name="T46"> </text:span></text:span><text:span text:style-name="Absatz-Standardschriftart"><text:span text:style-name="T6">dodaje</text:span></text:span><text:span text:style-name="Absatz-Standardschriftart"><text:span text:style-name="T48"> </text:span></text:span><text:span text:style-name="Absatz-Standardschriftart"><text:span text:style-name="T6">zadanie</text:span></text:span><text:span text:style-name="Absatz-Standardschriftart"><text:span text:style-name="T14"> </text:span></text:span><text:span text:style-name="T20">do</text:span><text:span text:style-name="Absatz-Standardschriftart"><text:span text:style-name="T46"> </text:span></text:span><text:span text:style-name="Absatz-Standardschriftart"><text:span text:style-name="T6">listy</text:span></text:span><text:span text:style-name="Absatz-Standardschriftart"><text:span text:style-name="T46"> </text:span></text:span><text:span text:style-name="Absatz-Standardschriftart"><text:span text:style-name="T6">polec</text:span></text:span><text:span text:style-name="Absatz-Standardschriftart"><text:span text:style-name="T7">e</text:span></text:span><text:span text:style-name="Absatz-Standardschriftart"><text:span text:style-name="T6">ń.</text:span></text:span><text:span text:style-name="Absatz-Standardschriftart"><text:span text:style-name="T48"> </text:span></text:span><text:span text:style-name="Absatz-Standardschriftart"><text:span text:style-name="T6">Jeśli</text:span></text:span><text:span text:style-name="Absatz-Standardschriftart"><text:span text:style-name="T14"> </text:span></text:span><text:span text:style-name="Absatz-Standardschriftart"><text:span text:style-name="T6">zaplanowany</text:span></text:span><text:span text:style-name="Absatz-Standardschriftart"><text:span text:style-name="T46"> </text:span></text:span><text:span text:style-name="Absatz-Standardschriftart"><text:span text:style-name="T6">czas</text:span></text:span><text:span text:style-name="Absatz-Standardschriftart"><text:span text:style-name="T14"> </text:span></text:span><text:span text:style-name="Absatz-Standardschriftart"><text:span text:style-name="T6">wykonania</text:span></text:span><text:span text:style-name="Absatz-Standardschriftart"><text:span text:style-name="T48"> </text:span></text:span><text:span text:style-name="Absatz-Standardschriftart"><text:span text:style-name="T6">zadania</text:span></text:span><text:span text:style-name="Absatz-Standardschriftart"><text:span text:style-name="T14"> </text:span></text:span><text:span text:style-name="Absatz-Standardschriftart"><text:span text:style-name="T6">jest</text:span></text:span><text:span text:style-name="Absatz-Standardschriftart"><text:span text:style-name="T26"> </text:span></text:span><text:span text:style-name="Absatz-Standardschriftart"><text:span text:style-name="T6">mniejszy</text:span></text:span><text:span text:style-name="Absatz-Standardschriftart"><text:span text:style-name="T48"> </text:span></text:span><text:span text:style-name="Absatz-Standardschriftart"><text:span text:style-name="T6">niż</text:span></text:span><text:span text:style-name="Absatz-Standardschriftart"><text:span text:style-name="T49"> </text:span></text:span><text:span text:style-name="Absatz-Standardschriftart"><text:span text:style-name="T6">czas</text:span></text:span><text:span text:style-name="Absatz-Standardschriftart"><text:span text:style-name="T48"> </text:span></text:span><text:span text:style-name="Absatz-Standardschriftart"><text:span text:style-name="T6">dodawania</text:span></text:span><text:span text:style-name="Absatz-Standardschriftart"><text:span text:style-name="T49"> </text:span></text:span><text:span text:style-name="Absatz-Standardschriftart"><text:span text:style-name="T6">zadania</text:span></text:span><text:span text:style-name="Absatz-Standardschriftart"><text:span text:style-name="T48"> </text:span></text:span><text:span text:style-name="T20">(</text:span><text:span text:style-name="Absatz-Standardschriftart"><text:span text:style-name="T131">now</text:span></text:span><text:span text:style-name="T20">),</text:span><text:span text:style-name="Absatz-Standardschriftart"><text:span text:style-name="T48"> </text:span></text:span><text:span text:style-name="T20">funkcja</text:span><text:span text:style-name="Absatz-Standardschriftart"><text:span text:style-name="T46"> </text:span></text:span><text:span text:style-name="Absatz-Standardschriftart"><text:span text:style-name="T6">planuje</text:span></text:span><text:span text:style-name="Absatz-Standardschriftart"><text:span text:style-name="T48"> </text:span></text:span><text:span text:style-name="Absatz-Standardschriftart"><text:span text:style-name="T6">zadanie</text:span></text:span><text:span text:style-name="Absatz-Standardschriftart"><text:span text:style-name="T49"> </text:span></text:span><text:span text:style-name="T20">na</text:span><text:span text:style-name="Absatz-Standardschriftart"><text:span text:style-name="T46"> </text:span></text:span><text:span text:style-name="Absatz-Standardschriftart"><text:span text:style-name="T6">kolejny</text:span></text:span><text:span text:style-name="Absatz-Standardschriftart"><text:span text:style-name="T49"> </text:span></text:span><text:span text:style-name="Absatz-Standardschriftart"><text:span text:style-name="T6">dzień.</text:span></text:span></text:p>
      <text:p text:style-name="P36"/>
      <text:p text:style-name="Text_20_body"><text:span text:style-name="Absatz-Standardschriftart"><text:span text:style-name="T134">void createCommandList(CommandList* root, int taskfile_fd)</text:span></text:span></text:p>
      <text:p text:style-name="Text_20_body"><text:span text:style-name="Absatz-Standardschriftart"><text:span text:style-name="T134"/></text:span></text:p>
      <text:p text:style-name="Text_20_body"><text:span text:style-name="Absatz-Standardschriftart"><text:span text:style-name="T6"><text:tab/>Funkcja</text:span></text:span><text:span text:style-name="Absatz-Standardschriftart"><text:span text:style-name="T46"> </text:span></text:span><text:span text:style-name="Absatz-Standardschriftart"><text:span text:style-name="T6">odczytuje</text:span></text:span><text:span text:style-name="Absatz-Standardschriftart"><text:span text:style-name="T27"> </text:span></text:span><text:span text:style-name="Absatz-Standardschriftart"><text:span text:style-name="T6">linia</text:span></text:span><text:span text:style-name="Absatz-Standardschriftart"><text:span text:style-name="T46"> </text:span></text:span><text:span text:style-name="T20">po</text:span><text:span text:style-name="Absatz-Standardschriftart"><text:span text:style-name="T14"> </text:span></text:span><text:span text:style-name="Absatz-Standardschriftart"><text:span text:style-name="T6">linii</text:span></text:span><text:span text:style-name="Absatz-Standardschriftart"><text:span text:style-name="T46"> </text:span></text:span><text:span text:style-name="Absatz-Standardschriftart"><text:span text:style-name="T6">zawartość</text:span></text:span><text:span text:style-name="Absatz-Standardschriftart"><text:span text:style-name="T46"> </text:span></text:span><text:span text:style-name="Absatz-Standardschriftart"><text:span text:style-name="T6">pliku</text:span></text:span><text:span text:style-name="Absatz-Standardschriftart"><text:span text:style-name="T14"> </text:span></text:span><text:span text:style-name="Absatz-Standardschriftart"><text:span text:style-name="T6">przypisanego</text:span></text:span><text:span text:style-name="Absatz-Standardschriftart"><text:span text:style-name="T46"> </text:span></text:span><text:span text:style-name="Absatz-Standardschriftart"><text:span text:style-name="T6">deskryptorowi</text:span></text:span><text:span text:style-name="Absatz-Standardschriftart"><text:span text:style-name="T50"> </text:span></text:span><text:span text:style-name="Absatz-Standardschriftart"><text:span text:style-name="T20"><text:s/></text:span></text:span><text:span text:style-name="Absatz-Standardschriftart"><text:span text:style-name="T131">taskfile_fd</text:span></text:span><text:span text:style-name="Absatz-Standardschriftart"><text:span text:style-name="T124">,</text:span></text:span><text:span text:style-name="Absatz-Standardschriftart"><text:span text:style-name="T76"> </text:span></text:span><text:span text:style-name="Absatz-Standardschriftart"><text:span text:style-name="T6">zapisuje</text:span></text:span><text:span text:style-name="Absatz-Standardschriftart"><text:span text:style-name="T51"> </text:span></text:span><text:span text:style-name="Absatz-Standardschriftart"><text:span text:style-name="T6">każdą</text:span></text:span><text:span text:style-name="Absatz-Standardschriftart"><text:span text:style-name="T51"> </text:span></text:span><text:span text:style-name="T20">z</text:span><text:span text:style-name="Absatz-Standardschriftart"><text:span text:style-name="T52"> </text:span></text:span><text:span text:style-name="Absatz-Standardschriftart"><text:span text:style-name="T6">linii</text:span></text:span><text:span text:style-name="Absatz-Standardschriftart"><text:span text:style-name="T53"> </text:span></text:span><text:span text:style-name="T20">do</text:span><text:span text:style-name="Absatz-Standardschriftart"><text:span text:style-name="T54"> </text:span></text:span><text:span text:style-name="T20">bufora</text:span><text:span text:style-name="Absatz-Standardschriftart"><text:span text:style-name="T52"> </text:span></text:span><text:span text:style-name="T20">i</text:span><text:span text:style-name="Absatz-Standardschriftart"><text:span text:style-name="T51"> </text:span></text:span><text:span text:style-name="Absatz-Standardschriftart"><text:span text:style-name="T6">tworzy</text:span></text:span><text:span text:style-name="Absatz-Standardschriftart"><text:span text:style-name="T54"> </text:span></text:span><text:span text:style-name="T20">z</text:span><text:span text:style-name="Absatz-Standardschriftart"><text:span text:style-name="T53"> </text:span></text:span><text:span text:style-name="T20">niej</text:span><text:span text:style-name="Absatz-Standardschriftart"><text:span text:style-name="T52"> </text:span></text:span><text:span text:style-name="Absatz-Standardschriftart"><text:span text:style-name="T6">polecenie,</text:span></text:span><text:span text:style-name="Absatz-Standardschriftart"><text:span text:style-name="T51"> </text:span></text:span><text:span text:style-name="Absatz-Standardschriftart"><text:span text:style-name="T6">które</text:span></text:span><text:span text:style-name="Absatz-Standardschriftart"><text:span text:style-name="T53"> </text:span></text:span><text:span text:style-name="T20">dodaje</text:span><text:span text:style-name="Absatz-Standardschriftart"><text:span text:style-name="T52"> </text:span></text:span><text:span text:style-name="T20">do</text:span><text:span text:style-name="Absatz-Standardschriftart"><text:span text:style-name="T54"> </text:span></text:span><text:span text:style-name="Absatz-Standardschriftart"><text:span text:style-name="T49">listy.</text:span></text:span><text:span text:style-name="Absatz-Standardschriftart"><text:span text:style-name="T52"> </text:span></text:span><text:span text:style-name="T20">Na</text:span><text:span text:style-name="Absatz-Standardschriftart"><text:span text:style-name="T55"> </text:span></text:span><text:span text:style-name="Absatz-Standardschriftart"><text:span text:style-name="T6">koniec</text:span></text:span><text:span text:style-name="Absatz-Standardschriftart"><text:span text:style-name="T38"> </text:span></text:span><text:span text:style-name="Absatz-Standardschriftart"><text:span text:style-name="T6">lista</text:span></text:span><text:span text:style-name="Absatz-Standardschriftart"><text:span text:style-name="T38"> </text:span></text:span><text:span text:style-name="Absatz-Standardschriftart"><text:span text:style-name="T6">jest</text:span></text:span><text:span text:style-name="Absatz-Standardschriftart"><text:span text:style-name="T36"> </text:span></text:span><text:span text:style-name="Absatz-Standardschriftart"><text:span text:style-name="T6">sortowana</text:span></text:span><text:span text:style-name="Absatz-Standardschriftart"><text:span text:style-name="T56"> </text:span></text:span><text:span text:style-name="Absatz-Standardschriftart"><text:span text:style-name="T6">przy</text:span></text:span><text:span text:style-name="Absatz-Standardschriftart"><text:span text:style-name="T38"> </text:span></text:span><text:span text:style-name="Absatz-Standardschriftart"><text:span text:style-name="T6">użyciu</text:span></text:span><text:span text:style-name="Absatz-Standardschriftart"><text:span text:style-name="T57"> </text:span></text:span><text:span text:style-name="T20">funkcji</text:span><text:span text:style-name="Absatz-Standardschriftart"><text:span text:style-name="T58"> </text:span></text:span><text:span text:style-name="Absatz-Standardschriftart"><text:span text:style-name="T133">sort</text:span></text:span><text:span text:style-name="Absatz-Standardschriftart"><text:span text:style-name="T124">.</text:span></text:span><text:span text:style-name="Absatz-Standardschriftart"><text:span text:style-name="T107"> </text:span></text:span><text:span text:style-name="Absatz-Standardschriftart"><text:span text:style-name="T6">Wszelkie</text:span></text:span><text:span text:style-name="Absatz-Standardschriftart"><text:span text:style-name="T56"> </text:span></text:span><text:span text:style-name="Absatz-Standardschriftart"><text:span text:style-name="T6">błędy</text:span></text:span><text:span text:style-name="Absatz-Standardschriftart"><text:span text:style-name="T38"> </text:span></text:span><text:span text:style-name="Absatz-Standardschriftart"><text:span text:style-name="T6">zapisywane</text:span></text:span><text:span text:style-name="Absatz-Standardschriftart"><text:span text:style-name="T38"> </text:span></text:span><text:span text:style-name="T20">są</text:span><text:span text:style-name="Absatz-Standardschriftart"><text:span text:style-name="T56"> </text:span></text:span><text:span text:style-name="T20">do</text:span><text:span text:style-name="Absatz-Standardschriftart"><text:span text:style-name="T57"> </text:span></text:span><text:span text:style-name="Absatz-Standardschriftart"><text:span text:style-name="T6">logu</text:span></text:span><text:span text:style-name="Absatz-Standardschriftart"><text:span text:style-name="T59"> </text:span></text:span><text:span text:style-name="Absatz-Standardschriftart"><text:span text:style-name="T6">systemowego.</text:span></text:span></text:p>
      <text:p text:style-name="P34"/>
      <text:p text:style-name="P41">void updateCommandList(CommandList* root, char* taskfile)</text:p>
      <text:p text:style-name="P41"/>
      <text:p text:style-name="P41"><text:tab/><text:span text:style-name="T1">Funkcja otwiera plik z zadaniami o nazwie wskazywanej przez </text:span>taskfile<text:span text:style-name="T1"> i aktualizuje listę zadań przez wyczyszczenie poprzedniej i wczytanie zadań ponownie.</text:span></text:p>
      <text:p text:style-name="P34"/>
      <text:p text:style-name="P34"/>
      <text:p text:style-name="Text_20_body"><text:span text:style-name="Absatz-Standardschriftart"><text:span text:style-name="T134">void deleteRoot(CommandList* root)</text:span></text:span></text:p>
      <text:p text:style-name="P26"/>
      <text:p text:style-name="P7"><text:span text:style-name="Absatz-Standardschriftart"><text:span text:style-name="T73">Funkcja</text:span></text:span><text:span text:style-name="Absatz-Standardschriftart"><text:span text:style-name="T99"> </text:span></text:span><text:span text:style-name="Absatz-Standardschriftart"><text:span text:style-name="T73">usuwa</text:span></text:span><text:span text:style-name="Absatz-Standardschriftart"><text:span text:style-name="T96"> </text:span></text:span><text:span text:style-name="Absatz-Standardschriftart"><text:span text:style-name="T73">korzeń</text:span></text:span><text:span text:style-name="Absatz-Standardschriftart"><text:span text:style-name="T99"> </text:span></text:span><text:span text:style-name="Absatz-Standardschriftart"><text:span text:style-name="T73">listy</text:span></text:span><text:span text:style-name="Absatz-Standardschriftart"><text:span text:style-name="T99"> </text:span></text:span><text:span text:style-name="T122">i</text:span><text:span text:style-name="Absatz-Standardschriftart"><text:span text:style-name="T96"> </text:span></text:span><text:span text:style-name="Absatz-Standardschriftart"><text:span text:style-name="T73">przypisuje</text:span></text:span><text:span text:style-name="Absatz-Standardschriftart"><text:span text:style-name="T99"> </text:span></text:span><text:span text:style-name="Absatz-Standardschriftart"><text:span text:style-name="T73">wskaźnikowi</text:span></text:span><text:span text:style-name="Absatz-Standardschriftart"><text:span text:style-name="T99"> </text:span></text:span><text:span text:style-name="Absatz-Standardschriftart"><text:span text:style-name="T73">listy</text:span></text:span><text:span text:style-name="Absatz-Standardschriftart"><text:span text:style-name="T99"> </text:span></text:span><text:span text:style-name="Absatz-Standardschriftart"><text:span text:style-name="T73">następny</text:span></text:span><text:span text:style-name="Absatz-Standardschriftart"><text:span text:style-name="T99"> </text:span></text:span><text:span text:style-name="Absatz-Standardschriftart"><text:span text:style-name="T73">element.</text:span></text:span></text:p>
      <text:p text:style-name="P8"/>
      <text:p text:style-name="Text_20_body"><text:span text:style-name="Absatz-Standardschriftart"><text:span text:style-name="T134">SingleCommand getNext(CommandList root)</text:span></text:span></text:p>
      <text:p text:style-name="P32"/>
      <text:p text:style-name="P7"><text:span text:style-name="Absatz-Standardschriftart"><text:span text:style-name="T73">Funkcja</text:span></text:span><text:span text:style-name="Absatz-Standardschriftart"><text:span text:style-name="T99"> </text:span></text:span><text:span text:style-name="Absatz-Standardschriftart"><text:span text:style-name="T73">zwraca</text:span></text:span><text:span text:style-name="Absatz-Standardschriftart"><text:span text:style-name="T99"> </text:span></text:span><text:span text:style-name="Absatz-Standardschriftart"><text:span text:style-name="T73">kolejne</text:span></text:span><text:span text:style-name="Absatz-Standardschriftart"><text:span text:style-name="T99"> </text:span></text:span><text:span text:style-name="Absatz-Standardschriftart"><text:span text:style-name="T73">(tzn.</text:span></text:span><text:span text:style-name="Absatz-Standardschriftart"><text:span text:style-name="T101"> </text:span></text:span><text:span text:style-name="Absatz-Standardschriftart"><text:span text:style-name="T73">najbliższe)</text:span></text:span><text:span text:style-name="Absatz-Standardschriftart"><text:span text:style-name="T99"> </text:span></text:span><text:span text:style-name="Absatz-Standardschriftart"><text:span text:style-name="T73">zadanie</text:span></text:span><text:span text:style-name="Absatz-Standardschriftart"><text:span text:style-name="T96"> </text:span></text:span><text:span text:style-name="T122">do</text:span><text:span text:style-name="Absatz-Standardschriftart"><text:span text:style-name="T99"> </text:span></text:span><text:span text:style-name="Absatz-Standardschriftart"><text:span text:style-name="T73">wykonania</text:span></text:span><text:span text:style-name="Absatz-Standardschriftart"><text:span text:style-name="T99"> </text:span></text:span><text:span text:style-name="T122">z</text:span><text:span text:style-name="Absatz-Standardschriftart"><text:span text:style-name="T96"> </text:span></text:span><text:span text:style-name="Absatz-Standardschriftart"><text:span text:style-name="T101">li</text:span></text:span><text:span text:style-name="Absatz-Standardschriftart"><text:span text:style-name="T99">s</text:span></text:span><text:span text:style-name="Absatz-Standardschriftart"><text:span text:style-name="T101">t</text:span></text:span><text:span text:style-name="Absatz-Standardschriftart"><text:span text:style-name="T99">y.</text:span></text:span></text:p>
      <text:p text:style-name="P15"/>
      <text:p text:style-name="Text_20_body"><text:span text:style-name="Absatz-Standardschriftart"><text:span text:style-name="T134">void clearList(CommandList* root)</text:span></text:span></text:p>
      <text:p text:style-name="P32"/>
      <text:p text:style-name="P7"><text:span text:style-name="Absatz-Standardschriftart"><text:span text:style-name="T73">Funkcja</text:span></text:span><text:span text:style-name="Absatz-Standardschriftart"><text:span text:style-name="T96"> </text:span></text:span><text:span text:style-name="Absatz-Standardschriftart"><text:span text:style-name="T73">usuwająca</text:span></text:span><text:span text:style-name="Absatz-Standardschriftart"><text:span text:style-name="T101"> </text:span></text:span><text:span text:style-name="Absatz-Standardschriftart"><text:span text:style-name="T73">wszystkie</text:span></text:span><text:span text:style-name="Absatz-Standardschriftart"><text:span text:style-name="T96"> </text:span></text:span><text:span text:style-name="Absatz-Standardschriftart"><text:span text:style-name="T73">elementy</text:span></text:span><text:span text:style-name="Absatz-Standardschriftart"><text:span text:style-name="T96"> </text:span></text:span><text:span text:style-name="Absatz-Standardschriftart"><text:span text:style-name="T102">listy.</text:span></text:span></text:p>
      <text:p text:style-name="P31"/>
      <text:p text:style-name="Text_20_body"><text:span text:style-name="Absatz-Standardschriftart"><text:span text:style-name="T134">CommandList last(CommandList root)</text:span></text:span></text:p>
      <text:p text:style-name="P32"/>
      <text:p text:style-name="P7"><text:span text:style-name="Absatz-Standardschriftart"><text:span text:style-name="T73">Funkcja</text:span></text:span><text:span text:style-name="Absatz-Standardschriftart"><text:span text:style-name="T101"> </text:span></text:span><text:span text:style-name="Absatz-Standardschriftart"><text:span text:style-name="T73">zwraca</text:span></text:span><text:span text:style-name="Absatz-Standardschriftart"><text:span text:style-name="T101"> </text:span></text:span><text:span text:style-name="Absatz-Standardschriftart"><text:span text:style-name="T73">ostatni</text:span></text:span><text:span text:style-name="Absatz-Standardschriftart"><text:span text:style-name="T95"> </text:span></text:span><text:span text:style-name="Absatz-Standardschriftart"><text:span text:style-name="T73">element</text:span></text:span><text:span text:style-name="Absatz-Standardschriftart"><text:span text:style-name="T96"> </text:span></text:span><text:span text:style-name="Absatz-Standardschriftart"><text:span text:style-name="T73">listy</text:span></text:span><text:span text:style-name="Absatz-Standardschriftart"><text:span text:style-name="T101"> </text:span></text:span><text:span text:style-name="Absatz-Standardschriftart"><text:span text:style-name="T73">zadań.</text:span></text:span></text:p>
      <text:p text:style-name="P15"/>
      <text:p text:style-name="Text_20_body"><text:span text:style-name="Absatz-Standardschriftart"><text:span text:style-name="T134">void sort(CommandList root)</text:span></text:span></text:p>
      <text:p text:style-name="P27"/>
      <text:p text:style-name="P4"><text:span text:style-name="Absatz-Standardschriftart"><text:span text:style-name="T73">Funkcja</text:span></text:span><text:span text:style-name="Absatz-Standardschriftart"><text:span text:style-name="T101"> </text:span></text:span><text:span text:style-name="Absatz-Standardschriftart"><text:span text:style-name="T73">sortująca</text:span></text:span><text:span text:style-name="Absatz-Standardschriftart"><text:span text:style-name="T101"> </text:span></text:span><text:span text:style-name="Absatz-Standardschriftart"><text:span text:style-name="T73">elementy</text:span></text:span><text:span text:style-name="Absatz-Standardschriftart"><text:span text:style-name="T101"> </text:span></text:span><text:span text:style-name="Absatz-Standardschriftart"><text:span text:style-name="T73">listy</text:span></text:span><text:span text:style-name="Absatz-Standardschriftart"><text:span text:style-name="T101"> </text:span></text:span><text:span text:style-name="Absatz-Standardschriftart"><text:span text:style-name="T73">chronologicznie</text:span></text:span><text:span text:style-name="Absatz-Standardschriftart"><text:span text:style-name="T95"> </text:span></text:span><text:span text:style-name="Absatz-Standardschriftart"><text:span text:style-name="T73">(tzn.</text:span></text:span><text:span text:style-name="Absatz-Standardschriftart"><text:span text:style-name="T99"> </text:span></text:span><text:span text:style-name="T122">w</text:span><text:span text:style-name="Absatz-Standardschriftart"><text:span text:style-name="T96"> </text:span></text:span><text:span text:style-name="Absatz-Standardschriftart"><text:span text:style-name="T73">kolejności</text:span></text:span><text:span text:style-name="Absatz-Standardschriftart"><text:span text:style-name="T101"> </text:span></text:span><text:span text:style-name="T122">od</text:span><text:span text:style-name="Absatz-Standardschriftart"><text:span text:style-name="T101"> </text:span></text:span><text:span text:style-name="Absatz-Standardschriftart"><text:span text:style-name="T73">najbliższego</text:span></text:span><text:span text:style-name="Absatz-Standardschriftart"><text:span text:style-name="T96"> </text:span></text:span><text:span text:style-name="Absatz-Standardschriftart"><text:span text:style-name="T73">czasu</text:span></text:span><text:span text:style-name="Absatz-Standardschriftart"><text:span text:style-name="T79"> </text:span></text:span><text:span text:style-name="Absatz-Standardschriftart"><text:span text:style-name="T73">wykonania).</text:span></text:span></text:p>
      <text:p text:style-name="P17"/>
      <text:p text:style-name="P29"/>
      <text:p text:style-name="Text_20_body"><text:soft-page-break/><text:span text:style-name="Absatz-Standardschriftart"><text:span text:style-name="T134">void swap(CommandList a, CommandList b)</text:span></text:span></text:p>
      <text:p text:style-name="P32"/>
      <text:p text:style-name="P7"><text:span text:style-name="Absatz-Standardschriftart"><text:span text:style-name="T73">Funkcja</text:span></text:span><text:span text:style-name="Absatz-Standardschriftart"><text:span text:style-name="T96"> </text:span></text:span><text:span text:style-name="Absatz-Standardschriftart"><text:span text:style-name="T73">zamieniająca</text:span></text:span><text:span text:style-name="Absatz-Standardschriftart"><text:span text:style-name="T101"> </text:span></text:span><text:span text:style-name="Absatz-Standardschriftart"><text:span text:style-name="T73">kolejność</text:span></text:span><text:span text:style-name="Absatz-Standardschriftart"><text:span text:style-name="T96"> </text:span></text:span><text:span text:style-name="Absatz-Standardschriftart"><text:span text:style-name="T73">dwóch</text:span></text:span><text:span text:style-name="Absatz-Standardschriftart"><text:span text:style-name="T101"> </text:span></text:span><text:span text:style-name="Absatz-Standardschriftart"><text:span text:style-name="T73">elementów</text:span></text:span><text:span text:style-name="Absatz-Standardschriftart"><text:span text:style-name="T95"> </text:span></text:span><text:span text:style-name="T122">w</text:span><text:span text:style-name="Absatz-Standardschriftart"><text:span text:style-name="T96"> </text:span></text:span><text:span text:style-name="Absatz-Standardschriftart"><text:span text:style-name="T73">liście.</text:span></text:span></text:p>
      <text:p text:style-name="P17"/>
      <text:p text:style-name="P17"/>
      <text:p text:style-name="P33"/>
      <text:p text:style-name="P6"><text:span text:style-name="Absatz-Standardschriftart"><text:span text:style-name="T5">Biblioteka</text:span></text:span><text:span text:style-name="Absatz-Standardschriftart"><text:span text:style-name="T10"> </text:span></text:span><text:span text:style-name="Absatz-Standardschriftart"><text:span text:style-name="T8">daemon_functions.h</text:span></text:span></text:p>
      <text:p text:style-name="P19"/>
      <text:p text:style-name="P7"><text:span text:style-name="Absatz-Standardschriftart"><text:span text:style-name="T73">Biblioteka</text:span></text:span><text:span text:style-name="Absatz-Standardschriftart"><text:span text:style-name="T75"> </text:span></text:span><text:span text:style-name="Absatz-Standardschriftart"><text:span text:style-name="T73">zawiera</text:span></text:span><text:span text:style-name="Absatz-Standardschriftart"><text:span text:style-name="T95"> </text:span></text:span><text:span text:style-name="Absatz-Standardschriftart"><text:span text:style-name="T73">funkcje,</text:span></text:span><text:span text:style-name="Absatz-Standardschriftart"><text:span text:style-name="T96"> </text:span></text:span><text:span text:style-name="T122">z</text:span><text:span text:style-name="Absatz-Standardschriftart"><text:span text:style-name="T95"> </text:span></text:span><text:span text:style-name="Absatz-Standardschriftart"><text:span text:style-name="T73">których</text:span></text:span><text:span text:style-name="Absatz-Standardschriftart"><text:span text:style-name="T101"> </text:span></text:span><text:span text:style-name="Absatz-Standardschriftart"><text:span text:style-name="T73">korzysta</text:span></text:span><text:span text:style-name="Absatz-Standardschriftart"><text:span text:style-name="T75"> </text:span></text:span><text:span text:style-name="Absatz-Standardschriftart"><text:span text:style-name="T73">demon.</text:span></text:span></text:p>
      <text:p text:style-name="P7"><text:span text:style-name="Absatz-Standardschriftart"><text:span text:style-name="T73"/></text:span></text:p>
      <text:p text:style-name="P29"/>
      <text:p text:style-name="Text_20_body"><text:span text:style-name="Absatz-Standardschriftart"><text:span text:style-name="T134">int getNextSeconds(SingleCommand cmd)</text:span></text:span></text:p>
      <text:p text:style-name="P32"/>
      <text:p text:style-name="P38"><text:span text:style-name="Absatz-Standardschriftart"><text:span text:style-name="T73">Funkcja</text:span></text:span><text:span text:style-name="Absatz-Standardschriftart"><text:span text:style-name="T96"> </text:span></text:span><text:span text:style-name="Absatz-Standardschriftart"><text:span text:style-name="T73">zwraca</text:span></text:span><text:span text:style-name="Absatz-Standardschriftart"><text:span text:style-name="T101"> </text:span></text:span><text:span text:style-name="Absatz-Standardschriftart"><text:span text:style-name="T73">różnice</text:span></text:span><text:span text:style-name="Absatz-Standardschriftart"><text:span text:style-name="T96"> </text:span></text:span><text:span text:style-name="Absatz-Standardschriftart"><text:span text:style-name="T73">sekund</text:span></text:span><text:span text:style-name="Absatz-Standardschriftart"><text:span text:style-name="T96"> </text:span></text:span><text:span text:style-name="Absatz-Standardschriftart"><text:span text:style-name="T73">między</text:span></text:span><text:span text:style-name="Absatz-Standardschriftart"><text:span text:style-name="T96"> </text:span></text:span><text:span text:style-name="Absatz-Standardschriftart"><text:span text:style-name="T73">aktualnym</text:span></text:span><text:span text:style-name="Absatz-Standardschriftart"><text:span text:style-name="T95"> </text:span></text:span><text:span text:style-name="Absatz-Standardschriftart"><text:span text:style-name="T73">czasem</text:span></text:span><text:span text:style-name="Absatz-Standardschriftart"><text:span text:style-name="T95"> </text:span></text:span><text:span text:style-name="T122">a</text:span><text:span text:style-name="Absatz-Standardschriftart"><text:span text:style-name="T75"> </text:span></text:span><text:span text:style-name="Absatz-Standardschriftart"><text:span text:style-name="T73">czasem</text:span></text:span><text:span text:style-name="Absatz-Standardschriftart"><text:span text:style-name="T95"> </text:span></text:span><text:span text:style-name="Absatz-Standardschriftart"><text:span text:style-name="T73">wykonania</text:span></text:span><text:span text:style-name="Absatz-Standardschriftart"><text:span text:style-name="T101"> </text:span></text:span><text:span text:style-name="Absatz-Standardschriftart"><text:span text:style-name="T73">najbliższego</text:span></text:span><text:span text:style-name="Absatz-Standardschriftart"><text:span text:style-name="T79"> </text:span></text:span><text:span text:style-name="Absatz-Standardschriftart"><text:span text:style-name="T73">polecenia.</text:span></text:span></text:p>
      <text:p text:style-name="P37"><text:span text:style-name="Absatz-Standardschriftart"><text:span text:style-name="T94"/></text:span></text:p>
      <text:p text:style-name="Text_20_body"><text:span text:style-name="Absatz-Standardschriftart"><text:span text:style-name="T134">void runCommand(char* cmd, int info, int out_fd, </text:span></text:span><text:span text:style-name="Absatz-Standardschriftart"><text:span text:style-name="T135">int null_fd</text:span></text:span><text:span text:style-name="Absatz-Standardschriftart"><text:span text:style-name="T134">)</text:span></text:span></text:p>
      <text:p text:style-name="P32"/>
      <text:p text:style-name="P9"><text:span text:style-name="Absatz-Standardschriftart"><text:span text:style-name="T98">Funkcja</text:span></text:span><text:span text:style-name="Absatz-Standardschriftart"><text:span text:style-name="T116"> </text:span></text:span><text:span text:style-name="Absatz-Standardschriftart"><text:span text:style-name="T98">tworzy</text:span></text:span><text:span text:style-name="Absatz-Standardschriftart"><text:span text:style-name="T117"> </text:span></text:span><text:span text:style-name="Absatz-Standardschriftart"><text:span text:style-name="T98">proces</text:span></text:span><text:span text:style-name="Absatz-Standardschriftart"><text:span text:style-name="T116"> </text:span></text:span><text:span text:style-name="Absatz-Standardschriftart"><text:span text:style-name="T100">potomny,</text:span></text:span><text:span text:style-name="Absatz-Standardschriftart"><text:span text:style-name="T117"> </text:span></text:span><text:span text:style-name="Absatz-Standardschriftart"><text:span text:style-name="T98">wykonujący</text:span></text:span><text:span text:style-name="Absatz-Standardschriftart"><text:span text:style-name="T118"> </text:span></text:span><text:span text:style-name="Absatz-Standardschriftart"><text:span text:style-name="T98">wskazywane</text:span></text:span><text:span text:style-name="Absatz-Standardschriftart"><text:span text:style-name="T116"> </text:span></text:span><text:span text:style-name="Absatz-Standardschriftart"><text:span text:style-name="T98">przez</text:span></text:span><text:span text:style-name="Absatz-Standardschriftart"><text:span text:style-name="T116"> </text:span></text:span><text:span text:style-name="Absatz-Standardschriftart"><text:span text:style-name="T126">cmd</text:span></text:span><text:span text:style-name="Absatz-Standardschriftart"><text:span text:style-name="T91"> </text:span></text:span><text:span text:style-name="Absatz-Standardschriftart"><text:span text:style-name="T98">polecenie,</text:span></text:span><text:span text:style-name="Absatz-Standardschriftart"><text:span text:style-name="T116"> </text:span></text:span><text:span text:style-name="Absatz-Standardschriftart"><text:span text:style-name="T98">zapisując</text:span></text:span><text:span text:style-name="Absatz-Standardschriftart"><text:span text:style-name="T82"> </text:span></text:span><text:span text:style-name="Absatz-Standardschriftart"><text:span text:style-name="T98">zwróconą</text:span></text:span><text:span text:style-name="Absatz-Standardschriftart"><text:span text:style-name="T106"> </text:span></text:span><text:span text:style-name="Absatz-Standardschriftart"><text:span text:style-name="T98">treść</text:span></text:span><text:span text:style-name="Absatz-Standardschriftart"><text:span text:style-name="T105"> </text:span></text:span><text:span text:style-name="Absatz-Standardschriftart"><text:span text:style-name="T123">do</text:span></text:span><text:span text:style-name="Absatz-Standardschriftart"><text:span text:style-name="T109"> </text:span></text:span><text:span text:style-name="Absatz-Standardschriftart"><text:span text:style-name="T98">pliku,</text:span></text:span><text:span text:style-name="Absatz-Standardschriftart"><text:span text:style-name="T113"> </text:span></text:span><text:span text:style-name="Absatz-Standardschriftart"><text:span text:style-name="T123">w</text:span></text:span><text:span text:style-name="Absatz-Standardschriftart"><text:span text:style-name="T109"> </text:span></text:span><text:span text:style-name="Absatz-Standardschriftart"><text:span text:style-name="T98">pliku</text:span></text:span><text:span text:style-name="Absatz-Standardschriftart"><text:span text:style-name="T105"> </text:span></text:span><text:span text:style-name="Absatz-Standardschriftart"><text:span text:style-name="T98">wyjściowym</text:span></text:span><text:span text:style-name="Absatz-Standardschriftart"><text:span text:style-name="T113"> </text:span></text:span><text:span text:style-name="Absatz-Standardschriftart"><text:span text:style-name="T98">identyfikowanym</text:span></text:span><text:span text:style-name="Absatz-Standardschriftart"><text:span text:style-name="T109"> </text:span></text:span><text:span text:style-name="Absatz-Standardschriftart"><text:span text:style-name="T123">przez</text:span></text:span><text:span text:style-name="Absatz-Standardschriftart"><text:span text:style-name="T109"> </text:span></text:span><text:span text:style-name="Absatz-Standardschriftart"><text:span text:style-name="T98">deskryptor</text:span></text:span><text:span text:style-name="Absatz-Standardschriftart"><text:span text:style-name="T114"> </text:span></text:span><text:span text:style-name="Absatz-Standardschriftart"><text:span text:style-name="T126">out_fd</text:span></text:span><text:span text:style-name="Absatz-Standardschriftart"><text:span text:style-name="T66">, </text:span></text:span><text:span text:style-name="Absatz-Standardschriftart"><text:span text:style-name="T67">a także na wyjście oznaczone przez parametr</text:span></text:span><text:span text:style-name="Absatz-Standardschriftart"><text:span text:style-name="T127"> info</text:span></text:span></text:p>
      <text:p text:style-name="P24"/>
      <text:p text:style-name="Text_20_body"><text:span text:style-name="Absatz-Standardschriftart"><text:span text:style-name="T134">time_t setNow(void)</text:span></text:span></text:p>
      <text:p text:style-name="P32"/>
      <text:p text:style-name="P10"><text:span text:style-name="Absatz-Standardschriftart"><text:span text:style-name="T98">Funkcja</text:span></text:span><text:span text:style-name="Absatz-Standardschriftart"><text:span text:style-name="T114"> </text:span></text:span><text:span text:style-name="Absatz-Standardschriftart"><text:span text:style-name="T98">zwraca</text:span></text:span><text:span text:style-name="Absatz-Standardschriftart"><text:span text:style-name="T115"> </text:span></text:span><text:span text:style-name="Absatz-Standardschriftart"><text:span text:style-name="T98">wartość</text:span></text:span><text:span text:style-name="Absatz-Standardschriftart"><text:span text:style-name="T114"> </text:span></text:span><text:span text:style-name="Absatz-Standardschriftart"><text:span text:style-name="T98">typu</text:span></text:span><text:span text:style-name="Absatz-Standardschriftart"><text:span text:style-name="T119"> </text:span></text:span><text:span text:style-name="Absatz-Standardschriftart"><text:span text:style-name="T128">time_t</text:span></text:span><text:span text:style-name="Absatz-Standardschriftart"><text:span text:style-name="T90"> </text:span></text:span><text:span text:style-name="Absatz-Standardschriftart"><text:span text:style-name="T98">reprezentującą</text:span></text:span><text:span text:style-name="Absatz-Standardschriftart"><text:span text:style-name="T115"> </text:span></text:span><text:span text:style-name="Absatz-Standardschriftart"><text:span text:style-name="T98">aktualny</text:span></text:span><text:span text:style-name="Absatz-Standardschriftart"><text:span text:style-name="T114"> </text:span></text:span><text:span text:style-name="Absatz-Standardschriftart"><text:span text:style-name="T98">czas.</text:span></text:span></text:p>
      <text:p text:style-name="P15"/>
      <text:p text:style-name="Text_20_body"><text:span text:style-name="Absatz-Standardschriftart"><text:span text:style-name="T134">void saveToSyslog(CommandList root)</text:span></text:span></text:p>
      <text:p text:style-name="P32"/>
      <text:p text:style-name="P10"><text:span text:style-name="Absatz-Standardschriftart"><text:span text:style-name="T73">Funkcja</text:span></text:span><text:span text:style-name="Absatz-Standardschriftart"><text:span text:style-name="T101"> </text:span></text:span><text:span text:style-name="Absatz-Standardschriftart"><text:span text:style-name="T73">zapisuje</text:span></text:span><text:span text:style-name="Absatz-Standardschriftart"><text:span text:style-name="T101"> </text:span></text:span><text:span text:style-name="Absatz-Standardschriftart"><text:span text:style-name="T73">zadania</text:span></text:span><text:span text:style-name="Absatz-Standardschriftart"><text:span text:style-name="T95"> </text:span></text:span><text:span text:style-name="Absatz-Standardschriftart"><text:span text:style-name="T73">oczekujące</text:span></text:span><text:span text:style-name="Absatz-Standardschriftart"><text:span text:style-name="T95"> </text:span></text:span><text:span text:style-name="T122">na</text:span><text:span text:style-name="Absatz-Standardschriftart"><text:span text:style-name="T96"> </text:span></text:span><text:span text:style-name="Absatz-Standardschriftart"><text:span text:style-name="T73">wykonanie</text:span></text:span><text:span text:style-name="Absatz-Standardschriftart"><text:span text:style-name="T101"> </text:span></text:span><text:span text:style-name="T122">do</text:span><text:span text:style-name="Absatz-Standardschriftart"><text:span text:style-name="T96"> </text:span></text:span><text:span text:style-name="Absatz-Standardschriftart"><text:span text:style-name="T73">logu</text:span></text:span><text:span text:style-name="Absatz-Standardschriftart"><text:span text:style-name="T96"> </text:span></text:span><text:span text:style-name="Absatz-Standardschriftart"><text:span text:style-name="T73">systemowego.</text:span></text:span></text:p>
      <text:p text:style-name="P17"/>
      <text:p text:style-name="P20">char*** sliceCommands(char* cmd)</text:p>
      <text:p text:style-name="P20"><text:tab/><text:tab/></text:p>
      <text:p text:style-name="P18"><text:tab/>Funkcja zwraca wskaźnik na tablice zawierające komendy wydzielone z potoku <text:span text:style-name="T125">cmd</text:span>.</text:p>
      <text:p text:style-name="P20"/>
      <text:p text:style-name="P20">void flushCommand(char**** slices)</text:p>
      <text:p text:style-name="P20"/>
      <text:p text:style-name="P20"><text:tab/><text:span text:style-name="T1">Funkcja czyści tablicę zawierającą wskazania na komendy z potoku.</text:span></text:p>
      <text:p text:style-name="P20"/>
      <text:p text:style-name="P20">int countCMDs(char*** args)</text:p>
      <text:p text:style-name="P20"/>
      <text:p text:style-name="P20"><text:tab/><text:span text:style-name="T1">Funkcja zwraca liczbę komend w tablicy znaków wskazanej przez</text:span> args.</text:p>
      <text:p text:style-name="P25"/>
      <text:p text:style-name="P25"/>
      <text:p text:style-name="P25"/>
      <text:p text:style-name="P6"><text:span text:style-name="Absatz-Standardschriftart"><text:span text:style-name="T5">Program</text:span></text:span><text:span text:style-name="Absatz-Standardschriftart"><text:span text:style-name="T11"> </text:span></text:span><text:span text:style-name="Absatz-Standardschriftart"><text:span text:style-name="T5">główny</text:span></text:span><text:span text:style-name="Absatz-Standardschriftart"><text:span text:style-name="T13"> </text:span></text:span><text:span text:style-name="Absatz-Standardschriftart"><text:span text:style-name="T8">main.c</text:span></text:span></text:p>
      <text:p text:style-name="P6"><text:soft-page-break/><text:span text:style-name="Absatz-Standardschriftart"><text:span text:style-name="T8"/></text:span></text:p>
      <text:p text:style-name="P19"/>
      <text:p text:style-name="P11"><text:span text:style-name="Absatz-Standardschriftart"><text:span text:style-name="T73">Program</text:span></text:span><text:span text:style-name="Absatz-Standardschriftart"><text:span text:style-name="T101"> </text:span></text:span><text:span text:style-name="Absatz-Standardschriftart"><text:span text:style-name="T73">główny</text:span></text:span><text:span text:style-name="Absatz-Standardschriftart"><text:span text:style-name="T101"> </text:span></text:span><text:span text:style-name="Absatz-Standardschriftart"><text:span text:style-name="T73">otwiera</text:span></text:span><text:span text:style-name="Absatz-Standardschriftart"><text:span text:style-name="T96"> </text:span></text:span><text:span text:style-name="T122">pliki</text:span><text:span text:style-name="Absatz-Standardschriftart"><text:span text:style-name="T95"> </text:span></text:span><text:span text:style-name="Absatz-Standardschriftart"><text:span text:style-name="T73">podane</text:span></text:span><text:span text:style-name="Absatz-Standardschriftart"><text:span text:style-name="T99"> </text:span></text:span><text:span text:style-name="Absatz-Standardschriftart"><text:span text:style-name="T73">jako</text:span></text:span><text:span text:style-name="Absatz-Standardschriftart"><text:span text:style-name="T99"> </text:span></text:span><text:span text:style-name="Absatz-Standardschriftart"><text:span text:style-name="T73">parametry</text:span></text:span><text:span text:style-name="Absatz-Standardschriftart"><text:span text:style-name="T101"> </text:span></text:span><text:span text:style-name="Absatz-Standardschriftart"><text:span text:style-name="T73">przez</text:span></text:span><text:span text:style-name="Absatz-Standardschriftart"><text:span text:style-name="T99"> </text:span></text:span><text:span text:style-name="Absatz-Standardschriftart"><text:span text:style-name="T73">użytkownika</text:span></text:span><text:span text:style-name="Absatz-Standardschriftart"><text:span text:style-name="T101"> </text:span></text:span><text:span text:style-name="Absatz-Standardschriftart"><text:span text:style-name="T73">oraz</text:span></text:span><text:span text:style-name="Absatz-Standardschriftart"><text:span text:style-name="T96"> </text:span></text:span><text:span text:style-name="Absatz-Standardschriftart"><text:span text:style-name="T73">log</text:span></text:span><text:span text:style-name="Absatz-Standardschriftart"><text:span text:style-name="T85"> </text:span></text:span><text:span text:style-name="Absatz-Standardschriftart"><text:span text:style-name="T97">systemowy.</text:span></text:span><text:span text:style-name="Absatz-Standardschriftart"><text:span text:style-name="T101"> </text:span></text:span><text:span text:style-name="Absatz-Standardschriftart"><text:span text:style-name="T73">Następnie</text:span></text:span><text:span text:style-name="Absatz-Standardschriftart"><text:span text:style-name="T99"> </text:span></text:span><text:span text:style-name="Absatz-Standardschriftart"><text:span text:style-name="T73">wywołuje</text:span></text:span><text:span text:style-name="Absatz-Standardschriftart"><text:span text:style-name="T102"> </text:span></text:span><text:span text:style-name="Absatz-Standardschriftart"><text:span text:style-name="T73">funkcję</text:span></text:span><text:span text:style-name="Absatz-Standardschriftart"><text:span text:style-name="T99"> </text:span></text:span><text:span text:style-name="Absatz-Standardschriftart"><text:span text:style-name="T73">tworzącą</text:span></text:span><text:span text:style-name="Absatz-Standardschriftart"><text:span text:style-name="T99"> </text:span></text:span><text:span text:style-name="Absatz-Standardschriftart"><text:span text:style-name="T73">listę</text:span></text:span><text:span text:style-name="Absatz-Standardschriftart"><text:span text:style-name="T102"> </text:span></text:span><text:span text:style-name="Absatz-Standardschriftart"><text:span text:style-name="T73">poleceń.</text:span></text:span><text:span text:style-name="Absatz-Standardschriftart"><text:span text:style-name="T99"> </text:span></text:span><text:span text:style-name="Absatz-Standardschriftart"><text:span text:style-name="T73">Demon</text:span></text:span><text:span text:style-name="Absatz-Standardschriftart"><text:span text:style-name="T101"> </text:span></text:span><text:span text:style-name="Absatz-Standardschriftart"><text:span text:style-name="T73">zasypia</text:span></text:span><text:span text:style-name="Absatz-Standardschriftart"><text:span text:style-name="T102"> </text:span></text:span><text:span text:style-name="T122">i</text:span><text:span text:style-name="Absatz-Standardschriftart"><text:span text:style-name="T96"> </text:span></text:span><text:span text:style-name="Absatz-Standardschriftart"><text:span text:style-name="T73">budzi</text:span></text:span><text:span text:style-name="Absatz-Standardschriftart"><text:span text:style-name="T99"> </text:span></text:span><text:span text:style-name="Absatz-Standardschriftart"><text:span text:style-name="T73">się,</text:span></text:span><text:span text:style-name="Absatz-Standardschriftart"><text:span text:style-name="T99"> </text:span></text:span><text:span text:style-name="T122">gdy</text:span><text:span text:style-name="Absatz-Standardschriftart"><text:span text:style-name="T89"> </text:span></text:span><text:span text:style-name="Absatz-Standardschriftart"><text:span text:style-name="T73">nadchodzi</text:span></text:span><text:span text:style-name="Absatz-Standardschriftart"><text:span text:style-name="T101"> </text:span></text:span><text:span text:style-name="Absatz-Standardschriftart"><text:span text:style-name="T73">czas</text:span></text:span><text:span text:style-name="Absatz-Standardschriftart"><text:span text:style-name="T96"> </text:span></text:span><text:span text:style-name="Absatz-Standardschriftart"><text:span text:style-name="T73">wykonania</text:span></text:span><text:span text:style-name="Absatz-Standardschriftart"><text:span text:style-name="T101"> </text:span></text:span><text:span text:style-name="Absatz-Standardschriftart"><text:span text:style-name="T73">kolejnego</text:span></text:span><text:span text:style-name="Absatz-Standardschriftart"><text:span text:style-name="T101"> </text:span></text:span><text:span text:style-name="Absatz-Standardschriftart"><text:span text:style-name="T73">zadania,</text:span></text:span><text:span text:style-name="Absatz-Standardschriftart"><text:span text:style-name="T96"> </text:span></text:span><text:span text:style-name="T122">a</text:span><text:span text:style-name="Absatz-Standardschriftart"><text:span text:style-name="T101"> </text:span></text:span><text:span text:style-name="Absatz-Standardschriftart"><text:span text:style-name="T73">następnie</text:span></text:span><text:span text:style-name="Absatz-Standardschriftart"><text:span text:style-name="T101"> </text:span></text:span><text:span text:style-name="Absatz-Standardschriftart"><text:span text:style-name="T73">usuwa</text:span></text:span><text:span text:style-name="Absatz-Standardschriftart"><text:span text:style-name="T96"> </text:span></text:span><text:span text:style-name="Absatz-Standardschriftart"><text:span text:style-name="T73">to</text:span></text:span><text:span text:style-name="Absatz-Standardschriftart"><text:span text:style-name="T101"> </text:span></text:span><text:span text:style-name="Absatz-Standardschriftart"><text:span text:style-name="T73">polecenie</text:span></text:span><text:span text:style-name="Absatz-Standardschriftart"><text:span text:style-name="T95"> </text:span></text:span><text:span text:style-name="T122">z</text:span><text:span text:style-name="Absatz-Standardschriftart"><text:span text:style-name="T96"> </text:span></text:span><text:span text:style-name="Absatz-Standardschriftart"><text:span text:style-name="T102">listy.</text:span></text:span><text:span text:style-name="Absatz-Standardschriftart"><text:span text:style-name="T120"> </text:span></text:span><text:span text:style-name="Absatz-Standardschriftart"><text:span text:style-name="T97">Wykonanie</text:span></text:span><text:span text:style-name="Absatz-Standardschriftart"><text:span text:style-name="T88"> </text:span></text:span><text:span text:style-name="Absatz-Standardschriftart"><text:span text:style-name="T73">programu</text:span></text:span><text:span text:style-name="Absatz-Standardschriftart"><text:span text:style-name="T101"> </text:span></text:span><text:span text:style-name="Absatz-Standardschriftart"><text:span text:style-name="T73">trwa</text:span></text:span><text:span text:style-name="Absatz-Standardschriftart"><text:span text:style-name="T99"> </text:span></text:span><text:span text:style-name="T122">dopóki</text:span><text:span text:style-name="Absatz-Standardschriftart"><text:span text:style-name="T96"> </text:span></text:span><text:span text:style-name="Absatz-Standardschriftart"><text:span text:style-name="T73">dostępne</text:span></text:span><text:span text:style-name="Absatz-Standardschriftart"><text:span text:style-name="T101"> </text:span></text:span><text:span text:style-name="T122">są</text:span><text:span text:style-name="Absatz-Standardschriftart"><text:span text:style-name="T96"> </text:span></text:span><text:span text:style-name="Absatz-Standardschriftart"><text:span text:style-name="T73">zadania</text:span></text:span><text:span text:style-name="Absatz-Standardschriftart"><text:span text:style-name="T99"> </text:span></text:span><text:span text:style-name="T122">w</text:span><text:span text:style-name="Absatz-Standardschriftart"><text:span text:style-name="T96"> </text:span></text:span><text:span text:style-name="Absatz-Standardschriftart"><text:span text:style-name="T73">liście</text:span></text:span><text:span text:style-name="Absatz-Standardschriftart"><text:span text:style-name="T99"> </text:span></text:span><text:span text:style-name="Absatz-Standardschriftart"><text:span text:style-name="T73">lub</text:span></text:span><text:span text:style-name="Absatz-Standardschriftart"><text:span text:style-name="T101"> </text:span></text:span><text:span text:style-name="T122">do</text:span><text:span text:style-name="Absatz-Standardschriftart"><text:span text:style-name="T101"> </text:span></text:span><text:span text:style-name="Absatz-Standardschriftart"><text:span text:style-name="T73">otrzymania</text:span></text:span><text:span text:style-name="Absatz-Standardschriftart"><text:span text:style-name="T102"> </text:span></text:span><text:span text:style-name="Absatz-Standardschriftart"><text:span text:style-name="T73">sygnału</text:span></text:span><text:span text:style-name="Absatz-Standardschriftart"><text:span text:style-name="T99"> </text:span></text:span><text:span text:style-name="Absatz-Standardschriftart"><text:span text:style-name="T102">SIGINT.</text:span></text:span><text:span text:style-name="Absatz-Standardschriftart"><text:span text:style-name="T101"> </text:span></text:span><text:span text:style-name="Absatz-Standardschriftart"><text:span text:style-name="T73">Zamykane</text:span></text:span><text:span text:style-name="Absatz-Standardschriftart"><text:span text:style-name="T92"> </text:span></text:span><text:span text:style-name="T122">są</text:span><text:span text:style-name="Absatz-Standardschriftart"><text:span text:style-name="T99"> </text:span></text:span><text:span text:style-name="Absatz-Standardschriftart"><text:span text:style-name="T73">pliki</text:span></text:span><text:span text:style-name="Absatz-Standardschriftart"><text:span text:style-name="T97"> </text:span></text:span><text:span text:style-name="T122">i</text:span><text:span text:style-name="Absatz-Standardschriftart"><text:span text:style-name="T102"> </text:span></text:span><text:span text:style-name="Absatz-Standardschriftart"><text:span text:style-name="T73">log</text:span></text:span><text:span text:style-name="Absatz-Standardschriftart"><text:span text:style-name="T102"> </text:span></text:span><text:span text:style-name="Absatz-Standardschriftart"><text:span text:style-name="T97">systemowy.</text:span></text:span></text:p>
      <text:p text:style-name="P17"/>
      <text:list xml:id="list2066753772125460062" text:style-name="L3">
        <text:list-item>
          <text:p text:style-name="P43"><text:span text:style-name="Absatz-Standardschriftart"><text:span text:style-name="T74">Obsługa</text:span></text:span><text:span text:style-name="Absatz-Standardschriftart"><text:span text:style-name="T121"> </text:span></text:span><text:span text:style-name="Absatz-Standardschriftart"><text:span text:style-name="T74">sygnałów</text:span></text:span></text:p>
          <text:p text:style-name="P45"><text:span text:style-name="Absatz-Standardschriftart"><text:span text:style-name="T74"/></text:span></text:p>
        </text:list-item>
      </text:list>
      <text:p text:style-name="Text_20_body"><text:span text:style-name="Absatz-Standardschriftart"><text:span text:style-name="T6"><text:tab/>Każde</text:span></text:span><text:span text:style-name="Absatz-Standardschriftart"><text:span text:style-name="T14"> </text:span></text:span><text:span text:style-name="Absatz-Standardschriftart"><text:span text:style-name="T6">wzbudzenie</text:span></text:span><text:span text:style-name="Absatz-Standardschriftart"><text:span text:style-name="T14"> </text:span></text:span><text:span text:style-name="Absatz-Standardschriftart"><text:span text:style-name="T6">sygnału</text:span></text:span><text:span text:style-name="Absatz-Standardschriftart"><text:span text:style-name="T46"> </text:span></text:span><text:span text:style-name="Absatz-Standardschriftart"><text:span text:style-name="T6">SIGUSR1</text:span></text:span><text:span text:style-name="Absatz-Standardschriftart"><text:span text:style-name="T46"> </text:span></text:span><text:span text:style-name="Absatz-Standardschriftart"><text:span text:style-name="T6">oraz</text:span></text:span><text:span text:style-name="Absatz-Standardschriftart"><text:span text:style-name="T48"> </text:span></text:span><text:span text:style-name="Absatz-Standardschriftart"><text:span text:style-name="T6">SIGUSR2</text:span></text:span><text:span text:style-name="Absatz-Standardschriftart"><text:span text:style-name="T46"> </text:span></text:span><text:span text:style-name="Absatz-Standardschriftart"><text:span text:style-name="T6">wywołuje</text:span></text:span><text:span text:style-name="Absatz-Standardschriftart"><text:span text:style-name="T48"> </text:span></text:span><text:span text:style-name="Absatz-Standardschriftart"><text:span text:style-name="T6">funkcję</text:span></text:span><text:span text:style-name="Absatz-Standardschriftart"><text:span text:style-name="T48"> </text:span></text:span><text:span text:style-name="Absatz-Standardschriftart"><text:span text:style-name="T6">ich</text:span></text:span><text:span text:style-name="Absatz-Standardschriftart"><text:span text:style-name="T46"> </text:span></text:span><text:span text:style-name="Absatz-Standardschriftart"><text:span text:style-name="T6">obsługi</text:span></text:span><text:span text:style-name="Absatz-Standardschriftart"><text:span text:style-name="T50"> </text:span></text:span><text:span text:style-name="Absatz-Standardschriftart"><text:span text:style-name="T131">handler</text:span></text:span><text:span text:style-name="Absatz-Standardschriftart"><text:span text:style-name="T22">,</text:span></text:span><text:span text:style-name="Absatz-Standardschriftart"><text:span text:style-name="T40"> </text:span></text:span><text:span text:style-name="Absatz-Standardschriftart"><text:span text:style-name="T6">która</text:span></text:span><text:span text:style-name="Absatz-Standardschriftart"><text:span text:style-name="T60"> </text:span></text:span><text:span text:style-name="Absatz-Standardschriftart"><text:span text:style-name="T6">definiuje</text:span></text:span><text:span text:style-name="Absatz-Standardschriftart"><text:span text:style-name="T61"> </text:span></text:span><text:span text:style-name="Absatz-Standardschriftart"><text:span text:style-name="T6">odpowiednie</text:span></text:span><text:span text:style-name="Absatz-Standardschriftart"><text:span text:style-name="T62"> </text:span></text:span><text:span text:style-name="Absatz-Standardschriftart"><text:span text:style-name="T6">zachowania.</text:span></text:span><text:span text:style-name="Absatz-Standardschriftart"><text:span text:style-name="T61"> </text:span></text:span><text:span text:style-name="Absatz-Standardschriftart"><text:span text:style-name="T6">Otrzymanie</text:span></text:span><text:span text:style-name="Absatz-Standardschriftart"><text:span text:style-name="T51"> </text:span></text:span><text:span text:style-name="Absatz-Standardschriftart"><text:span text:style-name="T6">sygnału</text:span></text:span><text:span text:style-name="Absatz-Standardschriftart"><text:span text:style-name="T62"> </text:span></text:span><text:span text:style-name="Absatz-Standardschriftart"><text:span text:style-name="T6">SIGUSR1</text:span></text:span><text:span text:style-name="Absatz-Standardschriftart"><text:span text:style-name="T63"> </text:span></text:span><text:span text:style-name="Absatz-Standardschriftart"><text:span text:style-name="T6">prowadzi</text:span></text:span><text:span text:style-name="Absatz-Standardschriftart"><text:span text:style-name="T61"> </text:span></text:span><text:span text:style-name="T20">do</text:span><text:span text:style-name="Absatz-Standardschriftart"><text:span text:style-name="T64"> </text:span></text:span><text:span text:style-name="Absatz-Standardschriftart"><text:span text:style-name="T6">aktualizacji</text:span></text:span><text:span text:style-name="Absatz-Standardschriftart"><text:span text:style-name="T46"> </text:span></text:span><text:span text:style-name="Absatz-Standardschriftart"><text:span text:style-name="T6">listy</text:span></text:span><text:span text:style-name="Absatz-Standardschriftart"><text:span text:style-name="T46"> </text:span></text:span><text:span text:style-name="Absatz-Standardschriftart"><text:span text:style-name="T6">poleceń,</text:span></text:span><text:span text:style-name="Absatz-Standardschriftart"><text:span text:style-name="T46"> </text:span></text:span><text:span text:style-name="Absatz-Standardschriftart"><text:span text:style-name="T6">zaś</text:span></text:span><text:span text:style-name="Absatz-Standardschriftart"><text:span text:style-name="T48"> </text:span></text:span><text:span text:style-name="Absatz-Standardschriftart"><text:span text:style-name="T6">SIGUSR2</text:span></text:span><text:span text:style-name="Absatz-Standardschriftart"><text:span text:style-name="T46"> </text:span></text:span><text:span text:style-name="Absatz-Standardschriftart"><text:span text:style-name="T6">powoduje</text:span></text:span><text:span text:style-name="Absatz-Standardschriftart"><text:span text:style-name="T48"> </text:span></text:span><text:span text:style-name="Absatz-Standardschriftart"><text:span text:style-name="T6">zapisanie</text:span></text:span><text:span text:style-name="Absatz-Standardschriftart"><text:span text:style-name="T14"> </text:span></text:span><text:span text:style-name="Absatz-Standardschriftart"><text:span text:style-name="T6">zadań</text:span></text:span><text:span text:style-name="Absatz-Standardschriftart"><text:span text:style-name="T46"> </text:span></text:span><text:span text:style-name="Absatz-Standardschriftart"><text:span text:style-name="T6">pozostałych</text:span></text:span><text:span text:style-name="Absatz-Standardschriftart"><text:span text:style-name="T48"> </text:span></text:span><text:span text:style-name="T20">do</text:span><text:span text:style-name="Absatz-Standardschriftart"><text:span text:style-name="T46"> </text:span></text:span><text:span text:style-name="Absatz-Standardschriftart"><text:span text:style-name="T6">wykonania</text:span></text:span><text:span text:style-name="Absatz-Standardschriftart"><text:span text:style-name="T14"> </text:span></text:span><text:span text:style-name="T20">w</text:span><text:span text:style-name="Absatz-Standardschriftart"><text:span text:style-name="T65"> </text:span></text:span><text:span text:style-name="Absatz-Standardschriftart"><text:span text:style-name="T6">logu</text:span></text:span><text:span text:style-name="Absatz-Standardschriftart"><text:span text:style-name="T12"> </text:span></text:span><text:span text:style-name="Absatz-Standardschriftart"><text:span text:style-name="T6">systemowym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Tlwg Typo" svg:font-family="'Tlwg Typo'" style:font-pitch="fixed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1.475cm" fo:margin-right="0cm" fo:hyphenation-ladder-count="no-limit" fo:text-indent="-0.635cm" style:auto-text-indent="false">
        <style:tab-stops/>
      </style:paragraph-properties>
      <style:text-properties style:font-name="Liberation Serif" fo:font-family="'Liberation Serif'" style:font-family-generic="roman" style:font-pitch="variable" fo:font-size="14pt" fo:font-weight="bold" style:font-name-asian="Liberation Serif" style:font-family-asian="'Liberation Serif'" style:font-family-generic-asian="roman" style:font-pitch-asian="variable" style:font-size-asian="14pt" style:font-weight-asian="bold" style:font-size-complex="14pt" style:font-weight-complex="bold" fo:hyphenate="false"/>
    </style:style>
    <style:style style:name="Textkörper" style:family="paragraph" style:parent-style-name="Standard">
      <style:paragraph-properties fo:margin-left="0.205cm" fo:margin-right="0cm" fo:hyphenation-ladder-count="no-limit" fo:text-indent="0cm" style:auto-text-indent="false">
        <style:tab-stops/>
      </style:paragraph-properties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Absatz-Standardschriftart" style:family="text"/>
    <style:style style:name="WW_5f_CharLFO1LVL1" style:display-name="WW_CharLFO1LVL1" style:family="text">
      <style:text-properties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99%"/>
    </style:style>
    <style:style style:name="WW_5f_CharLFO2LVL1" style:display-name="WW_CharLFO2LVL1" style:family="text">
      <style:text-properties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99%"/>
    </style:style>
    <style:style style:name="WW_5f_CharLFO3LVL1" style:display-name="WW_CharLFO3LVL1" style:family="text">
      <style:text-properties style:font-name="Liberation Serif" fo:font-family="'Liberation Serif'" style:font-family-generic="roman" style:font-pitch="variable" fo:font-size="14pt" fo:font-weight="bold" style:font-name-asian="Liberation Serif" style:font-family-asian="'Liberation Serif'" style:font-family-generic-asian="roman" style:font-pitch-asian="variable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822cm" fo:margin-bottom="0.494cm" fo:margin-left="2.963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0.99cm" fo:page-height="29.704cm" style:num-format="1" style:print-orientation="portrait" fo:margin-top="1.94cm" fo:margin-bottom="0.494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0.99cm" fo:page-height="29.704cm" style:num-format="1" style:print-orientation="portrait" fo:margin-top="1.976cm" fo:margin-bottom="0.494cm" fo:margin-left="1.799cm" fo:margin-right="2.01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  <style:master-page style:name="MP2" style:page-layout-name="Mpm3"/>
    <style:master-page style:name="MP3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Online2PDF.com</meta:initial-creator>
    <meta:creation-date>2018-04-27T20:54:00Z</meta:creation-date>
    <dc:date>2018-04-28T00:45:13.846888673</dc:date>
    <meta:editing-cycles>5</meta:editing-cycles>
    <meta:editing-duration>PT41M3S</meta:editing-duration>
    <meta:document-statistic meta:table-count="0" meta:image-count="0" meta:object-count="0" meta:page-count="5" meta:paragraph-count="59" meta:word-count="678" meta:character-count="5199" meta:non-whitespace-character-count="4571"/>
    <meta:user-defined meta:name="Created" meta:value-type="date">2018-04-27T00:00:00Z</meta:user-defined>
    <meta:user-defined meta:name="LastSaved" meta:value-type="date">2018-04-27T00:00:00Z</meta:user-defined>
    <meta:template xlink:type="simple" xlink:actuate="onRequest" xlink:title="" xlink:href="Normal.dotm"/>
  </office:meta>
</office:document-meta>
</file>